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1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39.02mm"/>
    </style:style>
    <style:style style:name="co5" style:family="table-column">
      <style:table-column-properties fo:break-before="auto" style:column-width="40.92mm"/>
    </style:style>
    <style:style style:name="co6" style:family="table-column">
      <style:table-column-properties fo:break-before="auto" style:column-width="2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5">
      <number:minutes number:style="long"/>
      <number:text>:</number:text>
      <number:seconds number:style="long" number:decimal-places="2"/>
    </number:tim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1"/>
    <style:style style:name="ce5" style:family="table-cell" style:parent-style-name="Default" style:data-style-name="N45"/>
    <style:style style:name="ce6" style:family="table-cell" style:parent-style-name="Default" style:data-style-name="N114"/>
    <style:style style:name="ce7" style:family="table-cell" style:parent-style-name="Default" style:data-style-name="N99"/>
  </office:automatic-styles>
  <office:body>
    <office:spreadsheet>
      <table:calculation-settings table:automatic-find-labels="false"/>
      <table:table table:name="cfabench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ce5"/>
        <table:table-column table:style-name="co2" table:default-cell-style-name="ce4"/>
        <table:table-column table:style-name="co2" table:default-cell-style-name="ce6"/>
        <table:table-column table:style-name="co2" table:default-cell-style-name="ce4"/>
        <table:table-row table:style-name="ro1">
          <table:table-cell table:style-name="ce1" office:value-type="string" calcext:value-type="string" table:number-columns-spanned="5" table:number-rows-spanned="1">
            <text:p>rp-bu-tec</text:p>
          </table:table-cell>
          <table:covered-table-cell table:number-columns-repeated="4" table:style-name="ce2"/>
          <table:table-cell/>
          <table:table-cell table:style-name="ce1" office:value-type="string" calcext:value-type="string" table:number-columns-spanned="2" table:number-rows-spanned="1">
            <text:p>CFACC</text:p>
          </table:table-cell>
          <table:covered-table-cell table:style-name="ce2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user(s)</text:p>
          </table:table-cell>
          <table:table-cell table:style-name="ce2" office:value-type="string" calcext:value-type="string">
            <text:p>sys(s)</text:p>
          </table:table-cell>
          <table:table-cell table:style-name="ce2" office:value-type="string" calcext:value-type="string">
            <text:p>wall(s)</text:p>
          </table:table-cell>
          <table:table-cell table:style-name="ce2" office:value-type="string" calcext:value-type="string">
            <text:p>max-mem(KB)</text:p>
          </table:table-cell>
          <table:table-cell/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wall(s)</text:p>
          </table:table-cell>
          <table:table-cell table:style-name="Default" table:number-columns-repeated="2"/>
          <table:table-cell table:style-name="ce2" office:value-type="string" calcext:value-type="string">
            <text:p>speedup</text:p>
          </table:table-cell>
        </table:table-row>
        <table:table-row table:style-name="ro1">
          <table:table-cell office:value-type="string" calcext:value-type="string">
            <text:p>abs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10468" calcext:value-type="float">
            <text:p>10468</text:p>
          </table:table-cell>
          <table:table-cell/>
          <table:table-cell office:value-type="string" calcext:value-type="string">
            <text:p>abs</text:p>
          </table:table-cell>
          <table:table-cell office:value-type="time" office:time-value="PT00H06M02.701S" calcext:value-type="time">
            <text:p>06:02.70</text:p>
          </table:table-cell>
          <table:table-cell table:formula="of:=SECOND([.H3])+MINUTE([.H3])*60" office:value-type="float" office:value="363" calcext:value-type="float">
            <text:p>363</text:p>
          </table:table-cell>
          <table:table-cell table:style-name="Default"/>
          <table:table-cell table:formula="of:=[.I3]/[.D3]" office:value-type="float" office:value="806.666666666667" calcext:value-type="float">
            <text:p>807</text:p>
          </table:table-cell>
        </table:table-row>
        <table:table-row table:style-name="ro1">
          <table:table-cell office:value-type="string" calcext:value-type="string">
            <text:p>alloc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5960" calcext:value-type="float">
            <text:p>5960</text:p>
          </table:table-cell>
          <table:table-cell/>
          <table:table-cell office:value-type="string" calcext:value-type="string">
            <text:p>alloc</text:p>
          </table:table-cell>
          <table:table-cell office:value-type="time" office:time-value="PT00H02M02.505S" calcext:value-type="time">
            <text:p>02:02.51</text:p>
          </table:table-cell>
          <table:table-cell table:formula="of:=SECOND([.H4])+MINUTE([.H4])*60" office:value-type="float" office:value="123" calcext:value-type="float">
            <text:p>123</text:p>
          </table:table-cell>
          <table:table-cell/>
          <table:table-cell table:formula="of:=[.I4]/[.D4]" office:value-type="float" office:value="723.529411764706" calcext:value-type="float">
            <text:p>724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16" calcext:value-type="float">
            <text:p>4516</text:p>
          </table:table-cell>
          <table:table-cell/>
          <table:table-cell office:value-type="string" calcext:value-type="string">
            <text:p>array</text:p>
          </table:table-cell>
          <table:table-cell office:value-type="time" office:time-value="PT00H00M07.428S" calcext:value-type="time">
            <text:p>00:07.43</text:p>
          </table:table-cell>
          <table:table-cell table:formula="of:=SECOND([.H5])+MINUTE([.H5])*60" office:value-type="float" office:value="7" calcext:value-type="float">
            <text:p>7</text:p>
          </table:table-cell>
          <table:table-cell/>
          <table:table-cell table:formula="of:=[.I5]/[.D5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ato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7784" calcext:value-type="float">
            <text:p>7784</text:p>
          </table:table-cell>
          <table:table-cell/>
          <table:table-cell office:value-type="string" calcext:value-type="string">
            <text:p>ato</text:p>
          </table:table-cell>
          <table:table-cell office:value-type="time" office:time-value="PT00H01M38.845S" calcext:value-type="time">
            <text:p>01:38.85</text:p>
          </table:table-cell>
          <table:table-cell table:formula="of:=SECOND([.H6])+MINUTE([.H6])*60" office:value-type="float" office:value="99" calcext:value-type="float">
            <text:p>99</text:p>
          </table:table-cell>
          <table:table-cell/>
          <table:table-cell table:formula="of:=[.I6]/[.D6]" office:value-type="float" office:value="341.379310344828" calcext:value-type="float">
            <text:p>341</text:p>
          </table:table-cell>
        </table:table-row>
        <table:table-row table:style-name="ro1">
          <table:table-cell office:value-type="string" calcext:value-type="string">
            <text:p>attributes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44" calcext:value-type="float">
            <text:p>4544</text:p>
          </table:table-cell>
          <table:table-cell/>
          <table:table-cell office:value-type="string" calcext:value-type="string">
            <text:p>attributes</text:p>
          </table:table-cell>
          <table:table-cell office:value-type="time" office:time-value="PT00H00M09.408S" calcext:value-type="time">
            <text:p>00:09.41</text:p>
          </table:table-cell>
          <table:table-cell table:formula="of:=SECOND([.H7])+MINUTE([.H7])*60" office:value-type="float" office:value="9" calcext:value-type="float">
            <text:p>9</text:p>
          </table:table-cell>
          <table:table-cell/>
          <table:table-cell table:formula="of:=[.I7]/[.D7]"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avl_tes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5624" calcext:value-type="float">
            <text:p>5624</text:p>
          </table:table-cell>
          <table:table-cell/>
          <table:table-cell office:value-type="string" calcext:value-type="string">
            <text:p>avl_test</text:p>
          </table:table-cell>
          <table:table-cell office:value-type="time" office:time-value="PT00H03M05.331S" calcext:value-type="time">
            <text:p>03:05.33</text:p>
          </table:table-cell>
          <table:table-cell table:formula="of:=SECOND([.H8])+MINUTE([.H8])*60" office:value-type="float" office:value="185" calcext:value-type="float">
            <text:p>185</text:p>
          </table:table-cell>
          <table:table-cell/>
          <table:table-cell table:formula="of:=[.I8]/[.D8]" office:value-type="float" office:value="1850" calcext:value-type="float">
            <text:p>1850</text:p>
          </table:table-cell>
        </table:table-row>
        <table:table-row table:style-name="ro1">
          <table:table-cell office:value-type="string" calcext:value-type="string">
            <text:p>barge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8320" calcext:value-type="float">
            <text:p>8320</text:p>
          </table:table-cell>
          <table:table-cell/>
          <table:table-cell office:value-type="string" calcext:value-type="string">
            <text:p>barge</text:p>
          </table:table-cell>
          <table:table-cell office:value-type="time" office:time-value="PT00H04M00.353S" calcext:value-type="time">
            <text:p>04:00.35</text:p>
          </table:table-cell>
          <table:table-cell table:formula="of:=SECOND([.H9])+MINUTE([.H9])*60" office:value-type="float" office:value="240" calcext:value-type="float">
            <text:p>240</text:p>
          </table:table-cell>
          <table:table-cell/>
          <table:table-cell table:formula="of:=[.I9]/[.D9]" office:value-type="float" office:value="521.739130434783" calcext:value-type="float">
            <text:p>522</text:p>
          </table:table-cell>
        </table:table-row>
        <table:table-row table:style-name="ro1">
          <table:table-cell office:value-type="string" calcext:value-type="string">
            <text:p>block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8692" calcext:value-type="float">
            <text:p>8692</text:p>
          </table:table-cell>
          <table:table-cell/>
          <table:table-cell office:value-type="string" calcext:value-type="string">
            <text:p>block</text:p>
          </table:table-cell>
          <table:table-cell office:value-type="time" office:time-value="PT00H04M40.155S" calcext:value-type="time">
            <text:p>04:40.16</text:p>
          </table:table-cell>
          <table:table-cell table:formula="of:=SECOND([.H10])+MINUTE([.H10])*60" office:value-type="float" office:value="280" calcext:value-type="float">
            <text:p>280</text:p>
          </table:table-cell>
          <table:table-cell/>
          <table:table-cell table:formula="of:=[.I10]/[.D10]" office:value-type="float" office:value="466.666666666667" calcext:value-type="float">
            <text:p>467</text:p>
          </table:table-cell>
        </table:table-row>
        <table:table-row table:style-name="ro1">
          <table:table-cell office:value-type="string" calcext:value-type="string">
            <text:p>boundedBufferEXT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9120" calcext:value-type="float">
            <text:p>9120</text:p>
          </table:table-cell>
          <table:table-cell/>
          <table:table-cell office:value-type="string" calcext:value-type="string">
            <text:p>boundedBufferEXT</text:p>
          </table:table-cell>
          <table:table-cell office:value-type="time" office:time-value="PT00H04M08.111S" calcext:value-type="time">
            <text:p>04:08.11</text:p>
          </table:table-cell>
          <table:table-cell table:formula="of:=SECOND([.H11])+MINUTE([.H11])*60" office:value-type="float" office:value="248" calcext:value-type="float">
            <text:p>248</text:p>
          </table:table-cell>
          <table:table-cell/>
          <table:table-cell table:formula="of:=[.I11]/[.D11]" office:value-type="float" office:value="506.122448979592" calcext:value-type="float">
            <text:p>506</text:p>
          </table:table-cell>
        </table:table-row>
        <table:table-row table:style-name="ro1">
          <table:table-cell office:value-type="string" calcext:value-type="string">
            <text:p>boundedBufferINT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9092" calcext:value-type="float">
            <text:p>9092</text:p>
          </table:table-cell>
          <table:table-cell/>
          <table:table-cell office:value-type="string" calcext:value-type="string">
            <text:p>boundedBufferINT</text:p>
          </table:table-cell>
          <table:table-cell office:value-type="time" office:time-value="PT00H04M15.376S" calcext:value-type="time">
            <text:p>04:15.38</text:p>
          </table:table-cell>
          <table:table-cell table:formula="of:=SECOND([.H12])+MINUTE([.H12])*60" office:value-type="float" office:value="255" calcext:value-type="float">
            <text:p>255</text:p>
          </table:table-cell>
          <table:table-cell/>
          <table:table-cell table:formula="of:=[.I12]/[.D12]" office:value-type="float" office:value="481.132075471698" calcext:value-type="float">
            <text:p>481</text:p>
          </table:table-cell>
        </table:table-row>
        <table:table-row table:style-name="ro1">
          <table:table-cell office:value-type="string" calcext:value-type="string">
            <text:p>castError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12" calcext:value-type="float">
            <text:p>4512</text:p>
          </table:table-cell>
          <table:table-cell/>
          <table:table-cell office:value-type="string" calcext:value-type="string">
            <text:p>castError</text:p>
          </table:table-cell>
          <table:table-cell office:value-type="time" office:time-value="PT00H00M05.178S" calcext:value-type="time">
            <text:p>00:05.18</text:p>
          </table:table-cell>
          <table:table-cell table:formula="of:=SECOND([.H13])+MINUTE([.H13])*60" office:value-type="float" office:value="5" calcext:value-type="float">
            <text:p>5</text:p>
          </table:table-cell>
          <table:table-cell/>
          <table:table-cell table:formula="of:=[.I13]/[.D13]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cast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56" calcext:value-type="float">
            <text:p>4556</text:p>
          </table:table-cell>
          <table:table-cell/>
          <table:table-cell office:value-type="string" calcext:value-type="string">
            <text:p>cast</text:p>
          </table:table-cell>
          <table:table-cell office:value-type="time" office:time-value="PT00H00M07.509S" calcext:value-type="time">
            <text:p>00:07.51</text:p>
          </table:table-cell>
          <table:table-cell table:formula="of:=SECOND([.H14])+MINUTE([.H14])*60" office:value-type="float" office:value="8" calcext:value-type="float">
            <text:p>8</text:p>
          </table:table-cell>
          <table:table-cell/>
          <table:table-cell table:formula="of:=[.I14]/[.D14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completeTypeError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16" calcext:value-type="float">
            <text:p>4516</text:p>
          </table:table-cell>
          <table:table-cell/>
          <table:table-cell office:value-type="string" calcext:value-type="string">
            <text:p>completeTypeError</text:p>
          </table:table-cell>
          <table:table-cell office:value-type="time" office:time-value="PT00H00M05.651S" calcext:value-type="time">
            <text:p>00:05.65</text:p>
          </table:table-cell>
          <table:table-cell table:formula="of:=SECOND([.H15])+MINUTE([.H15])*60" office:value-type="float" office:value="6" calcext:value-type="float">
            <text:p>6</text:p>
          </table:table-cell>
          <table:table-cell/>
          <table:table-cell table:formula="of:=[.I15]/[.D15]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complex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10584" calcext:value-type="float">
            <text:p>10584</text:p>
          </table:table-cell>
          <table:table-cell/>
          <table:table-cell office:value-type="string" calcext:value-type="string">
            <text:p>complex</text:p>
          </table:table-cell>
          <table:table-cell office:value-type="time" office:time-value="PT00H01M28.993S" calcext:value-type="time">
            <text:p>01:28.99</text:p>
          </table:table-cell>
          <table:table-cell table:formula="of:=SECOND([.H16])+MINUTE([.H16])*60" office:value-type="float" office:value="89" calcext:value-type="float">
            <text:p>89</text:p>
          </table:table-cell>
          <table:table-cell/>
          <table:table-cell table:formula="of:=[.I16]/[.D16]" office:value-type="float" office:value="741.666666666667" calcext:value-type="float">
            <text:p>742</text:p>
          </table:table-cell>
        </table:table-row>
        <table:table-row table:style-name="ro1">
          <table:table-cell office:value-type="string" calcext:value-type="string">
            <text:p>coroutineYield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7748" calcext:value-type="float">
            <text:p>7748</text:p>
          </table:table-cell>
          <table:table-cell/>
          <table:table-cell office:value-type="string" calcext:value-type="string">
            <text:p>coroutineYield</text:p>
          </table:table-cell>
          <table:table-cell office:value-type="time" office:time-value="PT00H04M23.851S" calcext:value-type="time">
            <text:p>04:23.85</text:p>
          </table:table-cell>
          <table:table-cell table:formula="of:=SECOND([.H17])+MINUTE([.H17])*60" office:value-type="float" office:value="264" calcext:value-type="float">
            <text:p>264</text:p>
          </table:table-cell>
          <table:table-cell/>
          <table:table-cell table:formula="of:=[.I17]/[.D17]" office:value-type="float" office:value="488.888888888889" calcext:value-type="float">
            <text:p>489</text:p>
          </table:table-cell>
        </table:table-row>
        <table:table-row table:style-name="ro1">
          <table:table-cell office:value-type="string" calcext:value-type="string">
            <text:p>counter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16" calcext:value-type="float">
            <text:p>4516</text:p>
          </table:table-cell>
          <table:table-cell/>
          <table:table-cell office:value-type="string" calcext:value-type="string">
            <text:p>counter</text:p>
          </table:table-cell>
          <table:table-cell office:value-type="time" office:time-value="PT00H00M07.521S" calcext:value-type="time">
            <text:p>00:07.52</text:p>
          </table:table-cell>
          <table:table-cell table:formula="of:=SECOND([.H18])+MINUTE([.H18])*60" office:value-type="float" office:value="8" calcext:value-type="float">
            <text:p>8</text:p>
          </table:table-cell>
          <table:table-cell/>
          <table:table-cell table:formula="of:=[.I18]/[.D18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ctor-autogen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688" calcext:value-type="float">
            <text:p>4688</text:p>
          </table:table-cell>
          <table:table-cell/>
          <table:table-cell office:value-type="string" calcext:value-type="string">
            <text:p>ctor-autogen</text:p>
          </table:table-cell>
          <table:table-cell office:value-type="time" office:time-value="PT00H00M15.353S" calcext:value-type="time">
            <text:p>00:15.35</text:p>
          </table:table-cell>
          <table:table-cell table:formula="of:=SECOND([.H19])+MINUTE([.H19])*60" office:value-type="float" office:value="15" calcext:value-type="float">
            <text:p>15</text:p>
          </table:table-cell>
          <table:table-cell/>
          <table:table-cell table:formula="of:=[.I19]/[.D19]"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datingService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7140" calcext:value-type="float">
            <text:p>7140</text:p>
          </table:table-cell>
          <table:table-cell/>
          <table:table-cell office:value-type="string" calcext:value-type="string">
            <text:p>datingService</text:p>
          </table:table-cell>
          <table:table-cell office:value-type="time" office:time-value="PT00H04M29.995S" calcext:value-type="time">
            <text:p>04:30.00</text:p>
          </table:table-cell>
          <table:table-cell table:formula="of:=SECOND([.H20])+MINUTE([.H20])*60" office:value-type="float" office:value="270" calcext:value-type="float">
            <text:p>270</text:p>
          </table:table-cell>
          <table:table-cell/>
          <table:table-cell table:formula="of:=[.I20]/[.D20]" office:value-type="float" office:value="586.95652173913" calcext:value-type="float">
            <text:p>587</text:p>
          </table:table-cell>
        </table:table-row>
        <table:table-row table:style-name="ro1">
          <table:table-cell office:value-type="string" calcext:value-type="string">
            <text:p>declarationSpecifier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624" calcext:value-type="float">
            <text:p>4624</text:p>
          </table:table-cell>
          <table:table-cell/>
          <table:table-cell office:value-type="string" calcext:value-type="string">
            <text:p>declarationSpecifier</text:p>
          </table:table-cell>
          <table:table-cell office:value-type="time" office:time-value="PT00H00M09.371S" calcext:value-type="time">
            <text:p>00:09.37</text:p>
          </table:table-cell>
          <table:table-cell table:formula="of:=SECOND([.H21])+MINUTE([.H21])*60" office:value-type="float" office:value="9" calcext:value-type="float">
            <text:p>9</text:p>
          </table:table-cell>
          <table:table-cell/>
          <table:table-cell table:formula="of:=[.I21]/[.D21]"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designations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648" calcext:value-type="float">
            <text:p>4648</text:p>
          </table:table-cell>
          <table:table-cell/>
          <table:table-cell office:value-type="string" calcext:value-type="string">
            <text:p>designations</text:p>
          </table:table-cell>
          <table:table-cell office:value-type="time" office:time-value="PT00H00M09.432S" calcext:value-type="time">
            <text:p>00:09.43</text:p>
          </table:table-cell>
          <table:table-cell table:formula="of:=SECOND([.H22])+MINUTE([.H22])*60" office:value-type="float" office:value="9" calcext:value-type="float">
            <text:p>9</text:p>
          </table:table-cell>
          <table:table-cell/>
          <table:table-cell table:formula="of:=[.I22]/[.D22]"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disjoint</text:p>
          </table:table-cell>
          <table:table-cell office:value-type="float" office:value="0.58" calcext:value-type="float">
            <text:p>0.58</text:p>
          </table:table-cell>
          <table:table-cell office:value-type="float" office:value="0.02" calcext:value-type="float">
            <text:p>0.02</text:p>
          </table:table-cell>
          <table:table-cell office:value-type="float" office:value="0.6" calcext:value-type="float">
            <text:p>0.6</text:p>
          </table:table-cell>
          <table:table-cell office:value-type="float" office:value="9424" calcext:value-type="float">
            <text:p>9424</text:p>
          </table:table-cell>
          <table:table-cell/>
          <table:table-cell office:value-type="string" calcext:value-type="string">
            <text:p>disjoint</text:p>
          </table:table-cell>
          <table:table-cell office:value-type="time" office:time-value="PT00H04M39.804S" calcext:value-type="time">
            <text:p>04:39.80</text:p>
          </table:table-cell>
          <table:table-cell table:formula="of:=SECOND([.H23])+MINUTE([.H23])*60" office:value-type="float" office:value="280" calcext:value-type="float">
            <text:p>280</text:p>
          </table:table-cell>
          <table:table-cell/>
          <table:table-cell table:formula="of:=[.I23]/[.D23]" office:value-type="float" office:value="466.666666666667" calcext:value-type="float">
            <text:p>467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7192" calcext:value-type="float">
            <text:p>7192</text:p>
          </table:table-cell>
          <table:table-cell/>
          <table:table-cell office:value-type="string" calcext:value-type="string">
            <text:p>div</text:p>
          </table:table-cell>
          <table:table-cell office:value-type="time" office:time-value="PT00H01M03.958S" calcext:value-type="time">
            <text:p>01:03.96</text:p>
          </table:table-cell>
          <table:table-cell table:formula="of:=SECOND([.H24])+MINUTE([.H24])*60" office:value-type="float" office:value="64" calcext:value-type="float">
            <text:p>64</text:p>
          </table:table-cell>
          <table:table-cell/>
          <table:table-cell table:formula="of:=[.I24]/[.D24]" office:value-type="float" office:value="533.333333333333" calcext:value-type="float">
            <text:p>533</text:p>
          </table:table-cell>
        </table:table-row>
        <table:table-row table:style-name="ro1">
          <table:table-cell office:value-type="string" calcext:value-type="string">
            <text:p>dtor-early-exit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7736" calcext:value-type="float">
            <text:p>7736</text:p>
          </table:table-cell>
          <table:table-cell/>
          <table:table-cell office:value-type="string" calcext:value-type="string">
            <text:p>dtor-early-exit</text:p>
          </table:table-cell>
          <table:table-cell office:value-type="time" office:time-value="PT00H01M37.618S" calcext:value-type="time">
            <text:p>01:37.62</text:p>
          </table:table-cell>
          <table:table-cell table:formula="of:=SECOND([.H25])+MINUTE([.H25])*60" office:value-type="float" office:value="98" calcext:value-type="float">
            <text:p>98</text:p>
          </table:table-cell>
          <table:table-cell/>
          <table:table-cell table:formula="of:=[.I25]/[.D25]" office:value-type="float" office:value="445.454545454545" calcext:value-type="float">
            <text:p>445</text:p>
          </table:table-cell>
        </table:table-row>
        <table:table-row table:style-name="ro1">
          <table:table-cell office:value-type="string" calcext:value-type="string">
            <text:p>dtor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7328" calcext:value-type="float">
            <text:p>7328</text:p>
          </table:table-cell>
          <table:table-cell/>
          <table:table-cell office:value-type="string" calcext:value-type="string">
            <text:p>dtor</text:p>
          </table:table-cell>
          <table:table-cell office:value-type="time" office:time-value="PT00H04M01.18S" calcext:value-type="time">
            <text:p>04:01.18</text:p>
          </table:table-cell>
          <table:table-cell table:formula="of:=SECOND([.H26])+MINUTE([.H26])*60" office:value-type="float" office:value="241" calcext:value-type="float">
            <text:p>241</text:p>
          </table:table-cell>
          <table:table-cell/>
          <table:table-cell table:formula="of:=[.I26]/[.D26]" office:value-type="float" office:value="560.46511627907" calcext:value-type="float">
            <text:p>560</text:p>
          </table:table-cell>
        </table:table-row>
        <table:table-row table:style-name="ro1">
          <table:table-cell office:value-type="string" calcext:value-type="string">
            <text:p>else</text:p>
          </table:table-cell>
          <table:table-cell office:value-type="float" office:value="0.42" calcext:value-type="float">
            <text:p>0.42</text:p>
          </table:table-cell>
          <table:table-cell office:value-type="float" office:value="0.01" calcext:value-type="float">
            <text:p>0.01</text:p>
          </table:table-cell>
          <table:table-cell office:value-type="float" office:value="0.43" calcext:value-type="float">
            <text:p>0.43</text:p>
          </table:table-cell>
          <table:table-cell office:value-type="float" office:value="9552" calcext:value-type="float">
            <text:p>9552</text:p>
          </table:table-cell>
          <table:table-cell/>
          <table:table-cell office:value-type="string" calcext:value-type="string">
            <text:p>else</text:p>
          </table:table-cell>
          <table:table-cell office:value-type="time" office:time-value="PT00H03M18.685S" calcext:value-type="time">
            <text:p>03:18.69</text:p>
          </table:table-cell>
          <table:table-cell table:formula="of:=SECOND([.H27])+MINUTE([.H27])*60" office:value-type="float" office:value="199" calcext:value-type="float">
            <text:p>199</text:p>
          </table:table-cell>
          <table:table-cell/>
          <table:table-cell table:formula="of:=[.I27]/[.D27]" office:value-type="float" office:value="462.790697674419" calcext:value-type="float">
            <text:p>463</text:p>
          </table:table-cell>
        </table:table-row>
        <table:table-row table:style-name="ro1">
          <table:table-cell office:value-type="string" calcext:value-type="string">
            <text:p>enum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60" calcext:value-type="float">
            <text:p>4560</text:p>
          </table:table-cell>
          <table:table-cell/>
          <table:table-cell office:value-type="string" calcext:value-type="string">
            <text:p>enum</text:p>
          </table:table-cell>
          <table:table-cell office:value-type="time" office:time-value="PT00H00M07.456S" calcext:value-type="time">
            <text:p>00:07.46</text:p>
          </table:table-cell>
          <table:table-cell table:formula="of:=SECOND([.H28])+MINUTE([.H28])*60" office:value-type="float" office:value="7" calcext:value-type="float">
            <text:p>7</text:p>
          </table:table-cell>
          <table:table-cell/>
          <table:table-cell table:formula="of:=[.I28]/[.D28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expression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16" calcext:value-type="float">
            <text:p>4516</text:p>
          </table:table-cell>
          <table:table-cell/>
          <table:table-cell office:value-type="string" calcext:value-type="string">
            <text:p>expression</text:p>
          </table:table-cell>
          <table:table-cell office:value-type="time" office:time-value="PT00H00M07.366S" calcext:value-type="time">
            <text:p>00:07.37</text:p>
          </table:table-cell>
          <table:table-cell table:formula="of:=SECOND([.H29])+MINUTE([.H29])*60" office:value-type="float" office:value="7" calcext:value-type="float">
            <text:p>7</text:p>
          </table:table-cell>
          <table:table-cell/>
          <table:table-cell table:formula="of:=[.I29]/[.D29]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xtension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844" calcext:value-type="float">
            <text:p>4844</text:p>
          </table:table-cell>
          <table:table-cell/>
          <table:table-cell office:value-type="string" calcext:value-type="string">
            <text:p>extension</text:p>
          </table:table-cell>
          <table:table-cell office:value-type="time" office:time-value="PT00H00M08.166S" calcext:value-type="time">
            <text:p>00:08.17</text:p>
          </table:table-cell>
          <table:table-cell table:formula="of:=SECOND([.H30])+MINUTE([.H30])*60" office:value-type="float" office:value="8" calcext:value-type="float">
            <text:p>8</text:p>
          </table:table-cell>
          <table:table-cell/>
          <table:table-cell table:formula="of:=[.I30]/[.D30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fallthrough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56" calcext:value-type="float">
            <text:p>4556</text:p>
          </table:table-cell>
          <table:table-cell/>
          <table:table-cell office:value-type="string" calcext:value-type="string">
            <text:p>fallthrough</text:p>
          </table:table-cell>
          <table:table-cell office:value-type="time" office:time-value="PT00H00M07.364S" calcext:value-type="time">
            <text:p>00:07.36</text:p>
          </table:table-cell>
          <table:table-cell table:formula="of:=SECOND([.H31])+MINUTE([.H31])*60" office:value-type="float" office:value="7" calcext:value-type="float">
            <text:p>7</text:p>
          </table:table-cell>
          <table:table-cell/>
          <table:table-cell table:formula="of:=[.I31]/[.D31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fibonacci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10536" calcext:value-type="float">
            <text:p>10536</text:p>
          </table:table-cell>
          <table:table-cell/>
          <table:table-cell office:value-type="string" calcext:value-type="string">
            <text:p>fibonacci</text:p>
          </table:table-cell>
          <table:table-cell office:value-type="time" office:time-value="PT00H02M26.699S" calcext:value-type="time">
            <text:p>02:26.70</text:p>
          </table:table-cell>
          <table:table-cell table:formula="of:=SECOND([.H32])+MINUTE([.H32])*60" office:value-type="float" office:value="147" calcext:value-type="float">
            <text:p>147</text:p>
          </table:table-cell>
          <table:table-cell/>
          <table:table-cell table:formula="of:=[.I32]/[.D32]" office:value-type="float" office:value="639.130434782609" calcext:value-type="float">
            <text:p>639</text:p>
          </table:table-cell>
        </table:table-row>
        <table:table-row table:style-name="ro1">
          <table:table-cell office:value-type="string" calcext:value-type="string">
            <text:p>fmtLines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6276" calcext:value-type="float">
            <text:p>6276</text:p>
          </table:table-cell>
          <table:table-cell/>
          <table:table-cell office:value-type="string" calcext:value-type="string">
            <text:p>fmtLines</text:p>
          </table:table-cell>
          <table:table-cell office:value-type="time" office:time-value="PT00H02M28.149S" calcext:value-type="time">
            <text:p>02:28.15</text:p>
          </table:table-cell>
          <table:table-cell table:formula="of:=SECOND([.H33])+MINUTE([.H33])*60" office:value-type="float" office:value="148" calcext:value-type="float">
            <text:p>148</text:p>
          </table:table-cell>
          <table:table-cell/>
          <table:table-cell table:formula="of:=[.I33]/[.D33]" office:value-type="float" office:value="704.761904761905" calcext:value-type="float">
            <text:p>705</text:p>
          </table:table-cell>
        </table:table-row>
        <table:table-row table:style-name="ro1">
          <table:table-cell office:value-type="string" calcext:value-type="string">
            <text:p>forall</text:p>
          </table:table-cell>
          <table:table-cell office:value-type="float" office:value="0.16" calcext:value-type="float">
            <text:p>0.16</text:p>
          </table:table-cell>
          <table:table-cell office:value-type="float" office:value="0.01" calcext:value-type="float">
            <text:p>0.01</text:p>
          </table:table-cell>
          <table:table-cell office:value-type="float" office:value="0.17" calcext:value-type="float">
            <text:p>0.17</text:p>
          </table:table-cell>
          <table:table-cell office:value-type="float" office:value="15200" calcext:value-type="float">
            <text:p>15200</text:p>
          </table:table-cell>
          <table:table-cell/>
          <table:table-cell office:value-type="string" calcext:value-type="string">
            <text:p>forall</text:p>
          </table:table-cell>
          <table:table-cell office:value-type="time" office:time-value="PT00H00M16.523S" calcext:value-type="time">
            <text:p>00:16.52</text:p>
          </table:table-cell>
          <table:table-cell table:formula="of:=SECOND([.H34])+MINUTE([.H34])*60" office:value-type="float" office:value="17" calcext:value-type="float">
            <text:p>17</text:p>
          </table:table-cell>
          <table:table-cell/>
          <table:table-cell table:formula="of:=[.I34]/[.D3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orctrl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14480" calcext:value-type="float">
            <text:p>14480</text:p>
          </table:table-cell>
          <table:table-cell/>
          <table:table-cell office:value-type="string" calcext:value-type="string">
            <text:p>forctrl</text:p>
          </table:table-cell>
          <table:table-cell office:value-type="time" office:time-value="PT00H00M44.598S" calcext:value-type="time">
            <text:p>00:44.60</text:p>
          </table:table-cell>
          <table:table-cell table:formula="of:=SECOND([.H35])+MINUTE([.H35])*60" office:value-type="float" office:value="45" calcext:value-type="float">
            <text:p>45</text:p>
          </table:table-cell>
          <table:table-cell/>
          <table:table-cell table:formula="of:=[.I35]/[.D35]"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fstream_test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11380" calcext:value-type="float">
            <text:p>11380</text:p>
          </table:table-cell>
          <table:table-cell/>
          <table:table-cell office:value-type="string" calcext:value-type="string">
            <text:p>fstream_test</text:p>
          </table:table-cell>
          <table:table-cell office:value-type="time" office:time-value="PT00H00M34.901S" calcext:value-type="time">
            <text:p>00:34.90</text:p>
          </table:table-cell>
          <table:table-cell table:formula="of:=SECOND([.H36])+MINUTE([.H36])*60" office:value-type="float" office:value="35" calcext:value-type="float">
            <text:p>35</text:p>
          </table:table-cell>
          <table:table-cell/>
          <table:table-cell table:formula="of:=[.I36]/[.D36]" office:value-type="float" office:value="269.230769230769" calcext:value-type="float">
            <text:p>269</text:p>
          </table:table-cell>
        </table:table-row>
        <table:table-row table:style-name="ro1">
          <table:table-cell office:value-type="string" calcext:value-type="string">
            <text:p>function-operator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9104" calcext:value-type="float">
            <text:p>9104</text:p>
          </table:table-cell>
          <table:table-cell/>
          <table:table-cell office:value-type="string" calcext:value-type="string">
            <text:p>function-operator</text:p>
          </table:table-cell>
          <table:table-cell office:value-type="time" office:time-value="PT00H00M46.483S" calcext:value-type="time">
            <text:p>00:46.48</text:p>
          </table:table-cell>
          <table:table-cell table:formula="of:=SECOND([.H37])+MINUTE([.H37])*60" office:value-type="float" office:value="46" calcext:value-type="float">
            <text:p>46</text:p>
          </table:table-cell>
          <table:table-cell/>
          <table:table-cell table:formula="of:=[.I37]/[.D37]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functions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84" calcext:value-type="float">
            <text:p>4584</text:p>
          </table:table-cell>
          <table:table-cell/>
          <table:table-cell office:value-type="string" calcext:value-type="string">
            <text:p>functions</text:p>
          </table:table-cell>
          <table:table-cell office:value-type="time" office:time-value="PT00H00M07.348S" calcext:value-type="time">
            <text:p>00:07.35</text:p>
          </table:table-cell>
          <table:table-cell table:formula="of:=SECOND([.H38])+MINUTE([.H38])*60" office:value-type="float" office:value="7" calcext:value-type="float">
            <text:p>7</text:p>
          </table:table-cell>
          <table:table-cell/>
          <table:table-cell table:formula="of:=[.I38]/[.D38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gccExtensions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784" calcext:value-type="float">
            <text:p>4784</text:p>
          </table:table-cell>
          <table:table-cell/>
          <table:table-cell office:value-type="string" calcext:value-type="string">
            <text:p>gccExtensions</text:p>
          </table:table-cell>
          <table:table-cell office:value-type="time" office:time-value="PT00H00M07.478S" calcext:value-type="time">
            <text:p>00:07.48</text:p>
          </table:table-cell>
          <table:table-cell table:formula="of:=SECOND([.H39])+MINUTE([.H39])*60" office:value-type="float" office:value="7" calcext:value-type="float">
            <text:p>7</text:p>
          </table:table-cell>
          <table:table-cell/>
          <table:table-cell table:formula="of:=[.I39]/[.D39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genericUnion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92" calcext:value-type="float">
            <text:p>4592</text:p>
          </table:table-cell>
          <table:table-cell/>
          <table:table-cell office:value-type="string" calcext:value-type="string">
            <text:p>genericUnion</text:p>
          </table:table-cell>
          <table:table-cell office:value-type="time" office:time-value="PT00H00M08.259S" calcext:value-type="time">
            <text:p>00:08.26</text:p>
          </table:table-cell>
          <table:table-cell table:formula="of:=SECOND([.H40])+MINUTE([.H40])*60" office:value-type="float" office:value="8" calcext:value-type="float">
            <text:p>8</text:p>
          </table:table-cell>
          <table:table-cell/>
          <table:table-cell table:formula="of:=[.I40]/[.D40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globals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6936" calcext:value-type="float">
            <text:p>6936</text:p>
          </table:table-cell>
          <table:table-cell/>
          <table:table-cell office:value-type="string" calcext:value-type="string">
            <text:p>globals</text:p>
          </table:table-cell>
          <table:table-cell office:value-type="time" office:time-value="PT00H00M32.167S" calcext:value-type="time">
            <text:p>00:32.17</text:p>
          </table:table-cell>
          <table:table-cell table:formula="of:=SECOND([.H41])+MINUTE([.H41])*60" office:value-type="float" office:value="32" calcext:value-type="float">
            <text:p>32</text:p>
          </table:table-cell>
          <table:table-cell/>
          <table:table-cell table:formula="of:=[.I41]/[.D41]" office:value-type="float" office:value="290.909090909091" calcext:value-type="float">
            <text:p>291</text:p>
          </table:table-cell>
        </table:table-row>
        <table:table-row table:style-name="ro1">
          <table:table-cell office:value-type="string" calcext:value-type="string">
            <text:p>gmp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10540" calcext:value-type="float">
            <text:p>10540</text:p>
          </table:table-cell>
          <table:table-cell/>
          <table:table-cell office:value-type="string" calcext:value-type="string">
            <text:p>gmp</text:p>
          </table:table-cell>
          <table:table-cell office:value-type="time" office:time-value="PT00H01M32.825S" calcext:value-type="time">
            <text:p>01:32.83</text:p>
          </table:table-cell>
          <table:table-cell table:formula="of:=SECOND([.H42])+MINUTE([.H42])*60" office:value-type="float" office:value="93" calcext:value-type="float">
            <text:p>93</text:p>
          </table:table-cell>
          <table:table-cell/>
          <table:table-cell table:formula="of:=[.I42]/[.D42]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6700" calcext:value-type="float">
            <text:p>6700</text:p>
          </table:table-cell>
          <table:table-cell/>
          <table:table-cell office:value-type="string" calcext:value-type="string">
            <text:p>heap</text:p>
          </table:table-cell>
          <table:table-cell office:value-type="time" office:time-value="PT00H04M04.118S" calcext:value-type="time">
            <text:p>04:04.12</text:p>
          </table:table-cell>
          <table:table-cell table:formula="of:=SECOND([.H43])+MINUTE([.H43])*60" office:value-type="float" office:value="244" calcext:value-type="float">
            <text:p>244</text:p>
          </table:table-cell>
          <table:table-cell/>
          <table:table-cell table:formula="of:=[.I43]/[.D43]" office:value-type="float" office:value="554.545454545455" calcext:value-type="float">
            <text:p>555</text:p>
          </table:table-cell>
        </table:table-row>
        <table:table-row table:style-name="ro1">
          <table:table-cell office:value-type="string" calcext:value-type="string">
            <text:p>hello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5468" calcext:value-type="float">
            <text:p>5468</text:p>
          </table:table-cell>
          <table:table-cell/>
          <table:table-cell office:value-type="string" calcext:value-type="string">
            <text:p>hello</text:p>
          </table:table-cell>
          <table:table-cell office:value-type="time" office:time-value="PT00H00M22.492S" calcext:value-type="time">
            <text:p>00:22.49</text:p>
          </table:table-cell>
          <table:table-cell table:formula="of:=SECOND([.H44])+MINUTE([.H44])*60" office:value-type="float" office:value="22" calcext:value-type="float">
            <text:p>22</text:p>
          </table:table-cell>
          <table:table-cell/>
          <table:table-cell table:formula="of:=[.I44]/[.D44]"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identFuncDeclarator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56" calcext:value-type="float">
            <text:p>4556</text:p>
          </table:table-cell>
          <table:table-cell/>
          <table:table-cell office:value-type="string" calcext:value-type="string">
            <text:p>identFuncDeclarator</text:p>
          </table:table-cell>
          <table:table-cell office:value-type="time" office:time-value="PT00H00M07.264S" calcext:value-type="time">
            <text:p>00:07.26</text:p>
          </table:table-cell>
          <table:table-cell table:formula="of:=SECOND([.H45])+MINUTE([.H45])*60" office:value-type="float" office:value="7" calcext:value-type="float">
            <text:p>7</text:p>
          </table:table-cell>
          <table:table-cell/>
          <table:table-cell table:formula="of:=[.I45]/[.D45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identity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7808" calcext:value-type="float">
            <text:p>7808</text:p>
          </table:table-cell>
          <table:table-cell/>
          <table:table-cell office:value-type="string" calcext:value-type="string">
            <text:p>identity</text:p>
          </table:table-cell>
          <table:table-cell office:value-type="time" office:time-value="PT00H00M43.034S" calcext:value-type="time">
            <text:p>00:43.03</text:p>
          </table:table-cell>
          <table:table-cell table:formula="of:=SECOND([.H46])+MINUTE([.H46])*60" office:value-type="float" office:value="43" calcext:value-type="float">
            <text:p>43</text:p>
          </table:table-cell>
          <table:table-cell/>
          <table:table-cell table:formula="of:=[.I46]/[.D46]" office:value-type="float" office:value="148.275862068966" calcext:value-type="float">
            <text:p>148</text:p>
          </table:table-cell>
        </table:table-row>
        <table:table-row table:style-name="ro1">
          <table:table-cell office:value-type="string" calcext:value-type="string">
            <text:p>identParamDeclarator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36" calcext:value-type="float">
            <text:p>4536</text:p>
          </table:table-cell>
          <table:table-cell/>
          <table:table-cell office:value-type="string" calcext:value-type="string">
            <text:p>identParamDeclarator</text:p>
          </table:table-cell>
          <table:table-cell office:value-type="time" office:time-value="PT00H00M07.402S" calcext:value-type="time">
            <text:p>00:07.40</text:p>
          </table:table-cell>
          <table:table-cell table:formula="of:=SECOND([.H47])+MINUTE([.H47])*60" office:value-type="float" office:value="7" calcext:value-type="float">
            <text:p>7</text:p>
          </table:table-cell>
          <table:table-cell/>
          <table:table-cell table:formula="of:=[.I47]/[.D47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ifwhileCtl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5464" calcext:value-type="float">
            <text:p>5464</text:p>
          </table:table-cell>
          <table:table-cell/>
          <table:table-cell office:value-type="string" calcext:value-type="string">
            <text:p>ifwhileCtl</text:p>
          </table:table-cell>
          <table:table-cell office:value-type="time" office:time-value="PT00H00M23.935S" calcext:value-type="time">
            <text:p>00:23.94</text:p>
          </table:table-cell>
          <table:table-cell table:formula="of:=SECOND([.H48])+MINUTE([.H48])*60" office:value-type="float" office:value="24" calcext:value-type="float">
            <text:p>24</text:p>
          </table:table-cell>
          <table:table-cell/>
          <table:table-cell table:formula="of:=[.I48]/[.D48]"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init_onc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660" calcext:value-type="float">
            <text:p>4660</text:p>
          </table:table-cell>
          <table:table-cell/>
          <table:table-cell office:value-type="string" calcext:value-type="string">
            <text:p>init_once</text:p>
          </table:table-cell>
          <table:table-cell office:value-type="time" office:time-value="PT00H00M09.13S" calcext:value-type="time">
            <text:p>00:09.13</text:p>
          </table:table-cell>
          <table:table-cell table:formula="of:=SECOND([.H49])+MINUTE([.H49])*60" office:value-type="float" office:value="9" calcext:value-type="float">
            <text:p>9</text:p>
          </table:table-cell>
          <table:table-cell/>
          <table:table-cell table:formula="of:=[.I49]/[.D49]"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io1</text:p>
          </table:table-cell>
          <table:table-cell office:value-type="float" office:value="1.23" calcext:value-type="float">
            <text:p>1.23</text:p>
          </table:table-cell>
          <table:table-cell office:value-type="float" office:value="0.02" calcext:value-type="float">
            <text:p>0.02</text:p>
          </table:table-cell>
          <table:table-cell office:value-type="float" office:value="1.25" calcext:value-type="float">
            <text:p>1.25</text:p>
          </table:table-cell>
          <table:table-cell office:value-type="float" office:value="43952" calcext:value-type="float">
            <text:p>43952</text:p>
          </table:table-cell>
          <table:table-cell/>
          <table:table-cell office:value-type="string" calcext:value-type="string">
            <text:p>io1</text:p>
          </table:table-cell>
          <table:table-cell office:value-type="time" office:time-value="PT00H07M00.282S" calcext:value-type="time">
            <text:p>07:00.28</text:p>
          </table:table-cell>
          <table:table-cell table:formula="of:=SECOND([.H50])+MINUTE([.H50])*60" office:value-type="float" office:value="420" calcext:value-type="float">
            <text:p>420</text:p>
          </table:table-cell>
          <table:table-cell/>
          <table:table-cell table:formula="of:=[.I50]/[.D50]"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io2</text:p>
          </table:table-cell>
          <table:table-cell office:value-type="float" office:value="2.01" calcext:value-type="float">
            <text:p>2.01</text:p>
          </table:table-cell>
          <table:table-cell office:value-type="float" office:value="0.04" calcext:value-type="float">
            <text:p>0.04</text:p>
          </table:table-cell>
          <table:table-cell office:value-type="float" office:value="2.06" calcext:value-type="float">
            <text:p>2.06</text:p>
          </table:table-cell>
          <table:table-cell office:value-type="float" office:value="78424" calcext:value-type="float">
            <text:p>78424</text:p>
          </table:table-cell>
          <table:table-cell/>
          <table:table-cell office:value-type="string" calcext:value-type="string">
            <text:p>io2</text:p>
          </table:table-cell>
          <table:table-cell office:value-type="time" office:time-value="PT00H15M58.859S" calcext:value-type="time">
            <text:p>15:58.86</text:p>
          </table:table-cell>
          <table:table-cell table:formula="of:=SECOND([.H51])+MINUTE([.H51])*60" office:value-type="float" office:value="959" calcext:value-type="float">
            <text:p>959</text:p>
          </table:table-cell>
          <table:table-cell/>
          <table:table-cell table:formula="of:=[.I51]/[.D51]" office:value-type="float" office:value="465.533980582524" calcext:value-type="float">
            <text:p>466</text:p>
          </table:table-cell>
        </table:table-row>
        <table:table-row table:style-name="ro1">
          <table:table-cell office:value-type="string" calcext:value-type="string">
            <text:p>KRfunctions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24" calcext:value-type="float">
            <text:p>4524</text:p>
          </table:table-cell>
          <table:table-cell/>
          <table:table-cell office:value-type="string" calcext:value-type="string">
            <text:p>KRfunctions</text:p>
          </table:table-cell>
          <table:table-cell office:value-type="time" office:time-value="PT00H00M07.374S" calcext:value-type="time">
            <text:p>00:07.37</text:p>
          </table:table-cell>
          <table:table-cell table:formula="of:=SECOND([.H52])+MINUTE([.H52])*60" office:value-type="float" office:value="7" calcext:value-type="float">
            <text:p>7</text:p>
          </table:table-cell>
          <table:table-cell/>
          <table:table-cell table:formula="of:=[.I52]/[.D52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labelledExit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56" calcext:value-type="float">
            <text:p>4556</text:p>
          </table:table-cell>
          <table:table-cell/>
          <table:table-cell office:value-type="string" calcext:value-type="string">
            <text:p>labelledExit</text:p>
          </table:table-cell>
          <table:table-cell office:value-type="time" office:time-value="PT00H00M07.535S" calcext:value-type="time">
            <text:p>00:07.54</text:p>
          </table:table-cell>
          <table:table-cell table:formula="of:=SECOND([.H53])+MINUTE([.H53])*60" office:value-type="float" office:value="8" calcext:value-type="float">
            <text:p>8</text:p>
          </table:table-cell>
          <table:table-cell/>
          <table:table-cell table:formula="of:=[.I53]/[.D53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limits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4756" calcext:value-type="float">
            <text:p>4756</text:p>
          </table:table-cell>
          <table:table-cell/>
          <table:table-cell office:value-type="string" calcext:value-type="string">
            <text:p>limits</text:p>
          </table:table-cell>
          <table:table-cell office:value-type="time" office:time-value="PT00H00M09.238S" calcext:value-type="time">
            <text:p>00:09.24</text:p>
          </table:table-cell>
          <table:table-cell table:formula="of:=SECOND([.H54])+MINUTE([.H54])*60" office:value-type="float" office:value="9" calcext:value-type="float">
            <text:p>9</text:p>
          </table:table-cell>
          <table:table-cell/>
          <table:table-cell table:formula="of:=[.I54]/[.D54]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literals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6804" calcext:value-type="float">
            <text:p>6804</text:p>
          </table:table-cell>
          <table:table-cell/>
          <table:table-cell office:value-type="string" calcext:value-type="string">
            <text:p>literals</text:p>
          </table:table-cell>
          <table:table-cell office:value-type="time" office:time-value="PT00H00M26.062S" calcext:value-type="time">
            <text:p>00:26.06</text:p>
          </table:table-cell>
          <table:table-cell table:formula="of:=SECOND([.H55])+MINUTE([.H55])*60" office:value-type="float" office:value="26" calcext:value-type="float">
            <text:p>26</text:p>
          </table:table-cell>
          <table:table-cell/>
          <table:table-cell table:formula="of:=[.I55]/[.D55]"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math1</text:p>
          </table:table-cell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office:value-type="float" office:value="34588" calcext:value-type="float">
            <text:p>34588</text:p>
          </table:table-cell>
          <table:table-cell/>
          <table:table-cell office:value-type="string" calcext:value-type="string">
            <text:p>math1</text:p>
          </table:table-cell>
          <table:table-cell office:value-type="time" office:time-value="PT00H12M06.633S" calcext:value-type="time">
            <text:p>12:06.63</text:p>
          </table:table-cell>
          <table:table-cell table:formula="of:=SECOND([.H56])+MINUTE([.H56])*60" office:value-type="float" office:value="727" calcext:value-type="float">
            <text:p>727</text:p>
          </table:table-cell>
          <table:table-cell/>
          <table:table-cell table:formula="of:=[.I56]/[.D56]" office:value-type="float" office:value="699.038461538462" calcext:value-type="float">
            <text:p>699</text:p>
          </table:table-cell>
        </table:table-row>
        <table:table-row table:style-name="ro1">
          <table:table-cell office:value-type="string" calcext:value-type="string">
            <text:p>math2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  <table:table-cell office:value-type="float" office:value="24396" calcext:value-type="float">
            <text:p>24396</text:p>
          </table:table-cell>
          <table:table-cell/>
          <table:table-cell office:value-type="string" calcext:value-type="string">
            <text:p>math2</text:p>
          </table:table-cell>
          <table:table-cell office:value-type="time" office:time-value="PT00H15M06.035S" calcext:value-type="time">
            <text:p>15:06.04</text:p>
          </table:table-cell>
          <table:table-cell table:formula="of:=SECOND([.H57])+MINUTE([.H57])*60" office:value-type="float" office:value="906" calcext:value-type="float">
            <text:p>906</text:p>
          </table:table-cell>
          <table:table-cell/>
          <table:table-cell table:formula="of:=[.I57]/[.D57]" office:value-type="float" office:value="671.111111111111" calcext:value-type="float">
            <text:p>671</text:p>
          </table:table-cell>
        </table:table-row>
        <table:table-row table:style-name="ro1">
          <table:table-cell office:value-type="string" calcext:value-type="string">
            <text:p>math3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23916" calcext:value-type="float">
            <text:p>23916</text:p>
          </table:table-cell>
          <table:table-cell/>
          <table:table-cell office:value-type="string" calcext:value-type="string">
            <text:p>math3</text:p>
          </table:table-cell>
          <table:table-cell office:value-type="time" office:time-value="PT00H11M15.656S" calcext:value-type="time">
            <text:p>11:15.66</text:p>
          </table:table-cell>
          <table:table-cell table:formula="of:=SECOND([.H58])+MINUTE([.H58])*60" office:value-type="float" office:value="676" calcext:value-type="float">
            <text:p>676</text:p>
          </table:table-cell>
          <table:table-cell/>
          <table:table-cell table:formula="of:=[.I58]/[.D58]" office:value-type="float" office:value="689.795918367347" calcext:value-type="float">
            <text:p>690</text:p>
          </table:table-cell>
        </table:table-row>
        <table:table-row table:style-name="ro1">
          <table:table-cell office:value-type="string" calcext:value-type="string">
            <text:p>math4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float" office:value="15024" calcext:value-type="float">
            <text:p>15024</text:p>
          </table:table-cell>
          <table:table-cell/>
          <table:table-cell office:value-type="string" calcext:value-type="string">
            <text:p>math4</text:p>
          </table:table-cell>
          <table:table-cell office:value-type="time" office:time-value="PT00H05M41.735S" calcext:value-type="time">
            <text:p>05:41.74</text:p>
          </table:table-cell>
          <table:table-cell table:formula="of:=SECOND([.H59])+MINUTE([.H59])*60" office:value-type="float" office:value="342" calcext:value-type="float">
            <text:p>342</text:p>
          </table:table-cell>
          <table:table-cell/>
          <table:table-cell table:formula="of:=[.I59]/[.D59]" office:value-type="float" office:value="316.666666666667" calcext:value-type="float">
            <text:p>317</text:p>
          </table:table-cell>
        </table:table-row>
        <table:table-row table:style-name="ro1">
          <table:table-cell office:value-type="string" calcext:value-type="string">
            <text:p>matrixSum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8148" calcext:value-type="float">
            <text:p>8148</text:p>
          </table:table-cell>
          <table:table-cell/>
          <table:table-cell office:value-type="string" calcext:value-type="string">
            <text:p>matrixSum</text:p>
          </table:table-cell>
          <table:table-cell office:value-type="time" office:time-value="PT00H04M01.287S" calcext:value-type="time">
            <text:p>04:01.29</text:p>
          </table:table-cell>
          <table:table-cell table:formula="of:=SECOND([.H60])+MINUTE([.H60])*60" office:value-type="float" office:value="241" calcext:value-type="float">
            <text:p>241</text:p>
          </table:table-cell>
          <table:table-cell/>
          <table:table-cell table:formula="of:=[.I60]/[.D60]" office:value-type="float" office:value="547.727272727273" calcext:value-type="float">
            <text:p>548</text:p>
          </table:table-cell>
        </table:table-row>
        <table:table-row table:style-name="ro1">
          <table:table-cell office:value-type="string" calcext:value-type="string">
            <text:p>mayb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48" calcext:value-type="float">
            <text:p>4548</text:p>
          </table:table-cell>
          <table:table-cell/>
          <table:table-cell office:value-type="string" calcext:value-type="string">
            <text:p>maybe</text:p>
          </table:table-cell>
          <table:table-cell office:value-type="time" office:time-value="PT00H00M09.841S" calcext:value-type="time">
            <text:p>00:09.84</text:p>
          </table:table-cell>
          <table:table-cell table:formula="of:=SECOND([.H61])+MINUTE([.H61])*60" office:value-type="float" office:value="10" calcext:value-type="float">
            <text:p>10</text:p>
          </table:table-cell>
          <table:table-cell/>
          <table:table-cell table:formula="of:=[.I61]/[.D61]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emberCto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20" calcext:value-type="float">
            <text:p>4520</text:p>
          </table:table-cell>
          <table:table-cell/>
          <table:table-cell office:value-type="string" calcext:value-type="string">
            <text:p>memberCtors</text:p>
          </table:table-cell>
          <table:table-cell office:value-type="time" office:time-value="PT00H00M08.538S" calcext:value-type="time">
            <text:p>00:08.54</text:p>
          </table:table-cell>
          <table:table-cell table:formula="of:=SECOND([.H62])+MINUTE([.H62])*60" office:value-type="float" office:value="9" calcext:value-type="float">
            <text:p>9</text:p>
          </table:table-cell>
          <table:table-cell/>
          <table:table-cell table:formula="of:=[.I62]/[.D6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minmax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14584" calcext:value-type="float">
            <text:p>14584</text:p>
          </table:table-cell>
          <table:table-cell/>
          <table:table-cell office:value-type="string" calcext:value-type="string">
            <text:p>minmax</text:p>
          </table:table-cell>
          <table:table-cell office:value-type="time" office:time-value="PT00H04M22.708S" calcext:value-type="time">
            <text:p>04:22.71</text:p>
          </table:table-cell>
          <table:table-cell table:formula="of:=SECOND([.H63])+MINUTE([.H63])*60" office:value-type="float" office:value="263" calcext:value-type="float">
            <text:p>263</text:p>
          </table:table-cell>
          <table:table-cell/>
          <table:table-cell table:formula="of:=[.I63]/[.D63]" office:value-type="float" office:value="360.27397260274" calcext:value-type="float">
            <text:p>360</text:p>
          </table:table-cell>
        </table:table-row>
        <table:table-row table:style-name="ro1">
          <table:table-cell office:value-type="string" calcext:value-type="string">
            <text:p>monitor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8096" calcext:value-type="float">
            <text:p>8096</text:p>
          </table:table-cell>
          <table:table-cell/>
          <table:table-cell office:value-type="string" calcext:value-type="string">
            <text:p>monitor</text:p>
          </table:table-cell>
          <table:table-cell office:value-type="time" office:time-value="PT00H03M48.517S" calcext:value-type="time">
            <text:p>03:48.52</text:p>
          </table:table-cell>
          <table:table-cell table:formula="of:=SECOND([.H64])+MINUTE([.H64])*60" office:value-type="float" office:value="229" calcext:value-type="float">
            <text:p>229</text:p>
          </table:table-cell>
          <table:table-cell/>
          <table:table-cell table:formula="of:=[.I64]/[.D64]" office:value-type="float" office:value="532.558139534884" calcext:value-type="float">
            <text:p>533</text:p>
          </table:table-cell>
        </table:table-row>
        <table:table-row table:style-name="ro1">
          <table:table-cell office:value-type="string" calcext:value-type="string">
            <text:p>multi-monitor</text:p>
          </table:table-cell>
          <table:table-cell office:value-type="float" office:value="0.44" calcext:value-type="float">
            <text:p>0.44</text:p>
          </table:table-cell>
          <table:table-cell office:value-type="float" office:value="0.01" calcext:value-type="float">
            <text:p>0.01</text:p>
          </table:table-cell>
          <table:table-cell office:value-type="float" office:value="0.46" calcext:value-type="float">
            <text:p>0.46</text:p>
          </table:table-cell>
          <table:table-cell office:value-type="float" office:value="15036" calcext:value-type="float">
            <text:p>15036</text:p>
          </table:table-cell>
          <table:table-cell/>
          <table:table-cell office:value-type="string" calcext:value-type="string">
            <text:p>multi-monitor</text:p>
          </table:table-cell>
          <table:table-cell office:value-type="time" office:time-value="PT00H03M57.938S" calcext:value-type="time">
            <text:p>03:57.94</text:p>
          </table:table-cell>
          <table:table-cell table:formula="of:=SECOND([.H65])+MINUTE([.H65])*60" office:value-type="float" office:value="238" calcext:value-type="float">
            <text:p>238</text:p>
          </table:table-cell>
          <table:table-cell/>
          <table:table-cell table:formula="of:=[.I65]/[.D65]" office:value-type="float" office:value="517.391304347826" calcext:value-type="float">
            <text:p>517</text:p>
          </table:table-cell>
        </table:table-row>
        <table:table-row table:style-name="ro1">
          <table:table-cell office:value-type="string" calcext:value-type="string">
            <text:p>nested-types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72" calcext:value-type="float">
            <text:p>4572</text:p>
          </table:table-cell>
          <table:table-cell/>
          <table:table-cell office:value-type="string" calcext:value-type="string">
            <text:p>nested-types</text:p>
          </table:table-cell>
          <table:table-cell office:value-type="time" office:time-value="PT00H00M08.004S" calcext:value-type="time">
            <text:p>00:08.00</text:p>
          </table:table-cell>
          <table:table-cell table:formula="of:=SECOND([.H66])+MINUTE([.H66])*60" office:value-type="float" office:value="8" calcext:value-type="float">
            <text:p>8</text:p>
          </table:table-cell>
          <table:table-cell/>
          <table:table-cell table:formula="of:=[.I66]/[.D66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numericConstants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12" calcext:value-type="float">
            <text:p>4512</text:p>
          </table:table-cell>
          <table:table-cell/>
          <table:table-cell office:value-type="string" calcext:value-type="string">
            <text:p>numericConstants</text:p>
          </table:table-cell>
          <table:table-cell office:value-type="time" office:time-value="PT00H00M07.452S" calcext:value-type="time">
            <text:p>00:07.45</text:p>
          </table:table-cell>
          <table:table-cell table:formula="of:=SECOND([.H67])+MINUTE([.H67])*60" office:value-type="float" office:value="7" calcext:value-type="float">
            <text:p>7</text:p>
          </table:table-cell>
          <table:table-cell/>
          <table:table-cell table:formula="of:=[.I67]/[.D67]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operators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60" calcext:value-type="float">
            <text:p>4560</text:p>
          </table:table-cell>
          <table:table-cell/>
          <table:table-cell office:value-type="string" calcext:value-type="string">
            <text:p>operators</text:p>
          </table:table-cell>
          <table:table-cell office:value-type="time" office:time-value="PT00H00M07.39S" calcext:value-type="time">
            <text:p>00:07.39</text:p>
          </table:table-cell>
          <table:table-cell table:formula="of:=SECOND([.H68])+MINUTE([.H68])*60" office:value-type="float" office:value="7" calcext:value-type="float">
            <text:p>7</text:p>
          </table:table-cell>
          <table:table-cell/>
          <table:table-cell table:formula="of:=[.I68]/[.D68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pingpong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6340" calcext:value-type="float">
            <text:p>6340</text:p>
          </table:table-cell>
          <table:table-cell/>
          <table:table-cell office:value-type="string" calcext:value-type="string">
            <text:p>pingpong</text:p>
          </table:table-cell>
          <table:table-cell office:value-type="time" office:time-value="PT00H02M25.677S" calcext:value-type="time">
            <text:p>02:25.68</text:p>
          </table:table-cell>
          <table:table-cell table:formula="of:=SECOND([.H69])+MINUTE([.H69])*60" office:value-type="float" office:value="146" calcext:value-type="float">
            <text:p>146</text:p>
          </table:table-cell>
          <table:table-cell/>
          <table:table-cell table:formula="of:=[.I69]/[.D69]" office:value-type="float" office:value="663.636363636364" calcext:value-type="float">
            <text:p>664</text:p>
          </table:table-cell>
        </table:table-row>
        <table:table-row table:style-name="ro1">
          <table:table-cell office:value-type="string" calcext:value-type="string">
            <text:p>polymorphism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6496" calcext:value-type="float">
            <text:p>6496</text:p>
          </table:table-cell>
          <table:table-cell/>
          <table:table-cell office:value-type="string" calcext:value-type="string">
            <text:p>polymorphism</text:p>
          </table:table-cell>
          <table:table-cell office:value-type="time" office:time-value="PT00H00M09.189S" calcext:value-type="time">
            <text:p>00:09.19</text:p>
          </table:table-cell>
          <table:table-cell table:formula="of:=SECOND([.H70])+MINUTE([.H70])*60" office:value-type="float" office:value="9" calcext:value-type="float">
            <text:p>9</text:p>
          </table:table-cell>
          <table:table-cell/>
          <table:table-cell table:formula="of:=[.I70]/[.D70]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preempt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6864" calcext:value-type="float">
            <text:p>6864</text:p>
          </table:table-cell>
          <table:table-cell/>
          <table:table-cell office:value-type="string" calcext:value-type="string">
            <text:p>preempt</text:p>
          </table:table-cell>
          <table:table-cell office:value-type="time" office:time-value="PT00H04M02.135S" calcext:value-type="time">
            <text:p>04:02.14</text:p>
          </table:table-cell>
          <table:table-cell table:formula="of:=SECOND([.H71])+MINUTE([.H71])*60" office:value-type="float" office:value="242" calcext:value-type="float">
            <text:p>242</text:p>
          </table:table-cell>
          <table:table-cell/>
          <table:table-cell table:formula="of:=[.I71]/[.D71]" office:value-type="float" office:value="474.509803921569" calcext:value-type="float">
            <text:p>475</text:p>
          </table:table-cell>
        </table:table-row>
        <table:table-row table:style-name="ro1">
          <table:table-cell office:value-type="string" calcext:value-type="string">
            <text:p>prodcons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9744" calcext:value-type="float">
            <text:p>9744</text:p>
          </table:table-cell>
          <table:table-cell/>
          <table:table-cell office:value-type="string" calcext:value-type="string">
            <text:p>prodcons</text:p>
          </table:table-cell>
          <table:table-cell office:value-type="time" office:time-value="PT00H03M27.841S" calcext:value-type="time">
            <text:p>03:27.84</text:p>
          </table:table-cell>
          <table:table-cell table:formula="of:=SECOND([.H72])+MINUTE([.H72])*60" office:value-type="float" office:value="208" calcext:value-type="float">
            <text:p>208</text:p>
          </table:table-cell>
          <table:table-cell/>
          <table:table-cell table:formula="of:=[.I72]/[.D72]"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7788" calcext:value-type="float">
            <text:p>7788</text:p>
          </table:table-cell>
          <table:table-cell/>
          <table:table-cell office:value-type="string" calcext:value-type="string">
            <text:p>quickSort</text:p>
          </table:table-cell>
          <table:table-cell office:value-type="time" office:time-value="PT00H04M22.583S" calcext:value-type="time">
            <text:p>04:22.58</text:p>
          </table:table-cell>
          <table:table-cell table:formula="of:=SECOND([.H73])+MINUTE([.H73])*60" office:value-type="float" office:value="263" calcext:value-type="float">
            <text:p>263</text:p>
          </table:table-cell>
          <table:table-cell/>
          <table:table-cell table:formula="of:=[.I73]/[.D73]" office:value-type="float" office:value="571.739130434783" calcext:value-type="float">
            <text:p>572</text:p>
          </table:table-cell>
        </table:table-row>
        <table:table-row table:style-name="ro1">
          <table:table-cell office:value-type="string" calcext:value-type="string">
            <text:p>quoted_keyword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6464" calcext:value-type="float">
            <text:p>6464</text:p>
          </table:table-cell>
          <table:table-cell/>
          <table:table-cell office:value-type="string" calcext:value-type="string">
            <text:p>quoted_keyword</text:p>
          </table:table-cell>
          <table:table-cell office:value-type="time" office:time-value="PT00H00M21.312S" calcext:value-type="time">
            <text:p>00:21.31</text:p>
          </table:table-cell>
          <table:table-cell table:formula="of:=SECOND([.H74])+MINUTE([.H74])*60" office:value-type="float" office:value="21" calcext:value-type="float">
            <text:p>21</text:p>
          </table:table-cell>
          <table:table-cell/>
          <table:table-cell table:formula="of:=[.I74]/[.D74]"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7388" calcext:value-type="float">
            <text:p>7388</text:p>
          </table:table-cell>
          <table:table-cell/>
          <table:table-cell office:value-type="string" calcext:value-type="string">
            <text:p>random</text:p>
          </table:table-cell>
          <table:table-cell office:value-type="time" office:time-value="PT00H01M14.984S" calcext:value-type="time">
            <text:p>01:14.98</text:p>
          </table:table-cell>
          <table:table-cell table:formula="of:=SECOND([.H75])+MINUTE([.H75])*60" office:value-type="float" office:value="75" calcext:value-type="float">
            <text:p>75</text:p>
          </table:table-cell>
          <table:table-cell/>
          <table:table-cell table:formula="of:=[.I75]/[.D75]" office:value-type="float" office:value="326.086956521739" calcext:value-type="float">
            <text:p>326</text:p>
          </table:table-cell>
        </table:table-row>
        <table:table-row table:style-name="ro1">
          <table:table-cell office:value-type="string" calcext:value-type="string">
            <text:p>rational</text:p>
          </table:table-cell>
          <table:table-cell office:value-type="float" office:value="3.63" calcext:value-type="float">
            <text:p>3.63</text:p>
          </table:table-cell>
          <table:table-cell office:value-type="float" office:value="0" calcext:value-type="float">
            <text:p>0</text:p>
          </table:table-cell>
          <table:table-cell office:value-type="float" office:value="3.64" calcext:value-type="float">
            <text:p>3.64</text:p>
          </table:table-cell>
          <table:table-cell office:value-type="float" office:value="13276" calcext:value-type="float">
            <text:p>13276</text:p>
          </table:table-cell>
          <table:table-cell/>
          <table:table-cell office:value-type="string" calcext:value-type="string">
            <text:p>rational</text:p>
          </table:table-cell>
          <table:table-cell office:value-type="time" office:time-value="PT00H05M01.684S" calcext:value-type="time">
            <text:p>05:01.68</text:p>
          </table:table-cell>
          <table:table-cell table:formula="of:=SECOND([.H76])+MINUTE([.H76])*60" office:value-type="float" office:value="302" calcext:value-type="float">
            <text:p>302</text:p>
          </table:table-cell>
          <table:table-cell/>
          <table:table-cell table:formula="of:=[.I76]/[.D76]" office:value-type="float" office:value="82.967032967033" calcext:value-type="float">
            <text:p>83</text:p>
          </table:table-cell>
        </table:table-row>
        <table:table-row table:style-name="ro1">
          <table:table-cell office:value-type="string" calcext:value-type="string">
            <text:p>recurse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8120" calcext:value-type="float">
            <text:p>8120</text:p>
          </table:table-cell>
          <table:table-cell/>
          <table:table-cell office:value-type="string" calcext:value-type="string">
            <text:p>recurse</text:p>
          </table:table-cell>
          <table:table-cell office:value-type="time" office:time-value="PT00H04M06.797S" calcext:value-type="time">
            <text:p>04:06.80</text:p>
          </table:table-cell>
          <table:table-cell table:formula="of:=SECOND([.H77])+MINUTE([.H77])*60" office:value-type="float" office:value="247" calcext:value-type="float">
            <text:p>247</text:p>
          </table:table-cell>
          <table:table-cell/>
          <table:table-cell table:formula="of:=[.I77]/[.D77]" office:value-type="float" office:value="536.95652173913" calcext:value-type="float">
            <text:p>537</text:p>
          </table:table-cell>
        </table:table-row>
        <table:table-row table:style-name="ro1">
          <table:table-cell office:value-type="string" calcext:value-type="string">
            <text:p>references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4824" calcext:value-type="float">
            <text:p>4824</text:p>
          </table:table-cell>
          <table:table-cell/>
          <table:table-cell office:value-type="string" calcext:value-type="string">
            <text:p>references</text:p>
          </table:table-cell>
          <table:table-cell office:value-type="time" office:time-value="PT00H00M08.553S" calcext:value-type="time">
            <text:p>00:08.55</text:p>
          </table:table-cell>
          <table:table-cell table:formula="of:=SECOND([.H78])+MINUTE([.H78])*60" office:value-type="float" office:value="9" calcext:value-type="float">
            <text:p>9</text:p>
          </table:table-cell>
          <table:table-cell/>
          <table:table-cell table:formula="of:=[.I78]/[.D78]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sult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776" calcext:value-type="float">
            <text:p>4776</text:p>
          </table:table-cell>
          <table:table-cell/>
          <table:table-cell office:value-type="string" calcext:value-type="string">
            <text:p>result</text:p>
          </table:table-cell>
          <table:table-cell office:value-type="time" office:time-value="PT00H00M13.718S" calcext:value-type="time">
            <text:p>00:13.72</text:p>
          </table:table-cell>
          <table:table-cell table:formula="of:=SECOND([.H79])+MINUTE([.H79])*60" office:value-type="float" office:value="14" calcext:value-type="float">
            <text:p>14</text:p>
          </table:table-cell>
          <table:table-cell/>
          <table:table-cell table:formula="of:=[.I79]/[.D79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runningTotal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10492" calcext:value-type="float">
            <text:p>10492</text:p>
          </table:table-cell>
          <table:table-cell/>
          <table:table-cell office:value-type="string" calcext:value-type="string">
            <text:p>runningTotal</text:p>
          </table:table-cell>
          <table:table-cell office:value-type="time" office:time-value="PT00H02M15.627S" calcext:value-type="time">
            <text:p>02:15.63</text:p>
          </table:table-cell>
          <table:table-cell table:formula="of:=SECOND([.H80])+MINUTE([.H80])*60" office:value-type="float" office:value="136" calcext:value-type="float">
            <text:p>136</text:p>
          </table:table-cell>
          <table:table-cell/>
          <table:table-cell table:formula="of:=[.I80]/[.D80]" office:value-type="float" office:value="618.181818181818" calcext:value-type="float">
            <text:p>618</text:p>
          </table:table-cell>
        </table:table-row>
        <table:table-row table:style-name="ro1">
          <table:table-cell office:value-type="string" calcext:value-type="string">
            <text:p>searchsort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18440" calcext:value-type="float">
            <text:p>18440</text:p>
          </table:table-cell>
          <table:table-cell/>
          <table:table-cell office:value-type="string" calcext:value-type="string">
            <text:p>searchsort</text:p>
          </table:table-cell>
          <table:table-cell office:value-type="time" office:time-value="PT00H04M27.428S" calcext:value-type="time">
            <text:p>04:27.43</text:p>
          </table:table-cell>
          <table:table-cell table:formula="of:=SECOND([.H81])+MINUTE([.H81])*60" office:value-type="float" office:value="267" calcext:value-type="float">
            <text:p>267</text:p>
          </table:table-cell>
          <table:table-cell/>
          <table:table-cell table:formula="of:=[.I81]/[.D81]" office:value-type="float" office:value="329.62962962963" calcext:value-type="float">
            <text:p>330</text:p>
          </table:table-cell>
        </table:table-row>
        <table:table-row table:style-name="ro1">
          <table:table-cell office:value-type="string" calcext:value-type="string">
            <text:p>self-assignment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56" calcext:value-type="float">
            <text:p>4556</text:p>
          </table:table-cell>
          <table:table-cell/>
          <table:table-cell office:value-type="string" calcext:value-type="string">
            <text:p>self-assignment</text:p>
          </table:table-cell>
          <table:table-cell office:value-type="time" office:time-value="PT00H00M07.779S" calcext:value-type="time">
            <text:p>00:07.78</text:p>
          </table:table-cell>
          <table:table-cell table:formula="of:=SECOND([.H82])+MINUTE([.H82])*60" office:value-type="float" office:value="8" calcext:value-type="float">
            <text:p>8</text:p>
          </table:table-cell>
          <table:table-cell/>
          <table:table-cell table:formula="of:=[.I82]/[.D82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shortCircuit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6100" calcext:value-type="float">
            <text:p>6100</text:p>
          </table:table-cell>
          <table:table-cell/>
          <table:table-cell office:value-type="string" calcext:value-type="string">
            <text:p>shortCircuit</text:p>
          </table:table-cell>
          <table:table-cell office:value-type="time" office:time-value="PT00H00M14.278S" calcext:value-type="time">
            <text:p>00:14.28</text:p>
          </table:table-cell>
          <table:table-cell table:formula="of:=SECOND([.H83])+MINUTE([.H83])*60" office:value-type="float" office:value="14" calcext:value-type="float">
            <text:p>14</text:p>
          </table:table-cell>
          <table:table-cell/>
          <table:table-cell table:formula="of:=[.I83]/[.D83]" office:value-type="float" office:value="466.666666666667" calcext:value-type="float">
            <text:p>467</text:p>
          </table:table-cell>
        </table:table-row>
        <table:table-row table:style-name="ro1">
          <table:table-cell office:value-type="string" calcext:value-type="string">
            <text:p>simpleGenericTriple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68" calcext:value-type="float">
            <text:p>4568</text:p>
          </table:table-cell>
          <table:table-cell/>
          <table:table-cell office:value-type="string" calcext:value-type="string">
            <text:p>simpleGenericTriple</text:p>
          </table:table-cell>
          <table:table-cell office:value-type="time" office:time-value="PT00H00M08.911S" calcext:value-type="time">
            <text:p>00:08.91</text:p>
          </table:table-cell>
          <table:table-cell table:formula="of:=SECOND([.H84])+MINUTE([.H84])*60" office:value-type="float" office:value="9" calcext:value-type="float">
            <text:p>9</text:p>
          </table:table-cell>
          <table:table-cell/>
          <table:table-cell table:formula="of:=[.I84]/[.D84]"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tatement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10980" calcext:value-type="float">
            <text:p>10980</text:p>
          </table:table-cell>
          <table:table-cell/>
          <table:table-cell office:value-type="string" calcext:value-type="string">
            <text:p>statement</text:p>
          </table:table-cell>
          <table:table-cell office:value-type="time" office:time-value="PT00H05M07.448S" calcext:value-type="time">
            <text:p>05:07.45</text:p>
          </table:table-cell>
          <table:table-cell table:formula="of:=SECOND([.H85])+MINUTE([.H85])*60" office:value-type="float" office:value="307" calcext:value-type="float">
            <text:p>307</text:p>
          </table:table-cell>
          <table:table-cell/>
          <table:table-cell table:formula="of:=[.I85]/[.D85]" office:value-type="float" office:value="472.307692307692" calcext:value-type="float">
            <text:p>472</text:p>
          </table:table-cell>
        </table:table-row>
        <table:table-row table:style-name="ro1">
          <table:table-cell office:value-type="string" calcext:value-type="string">
            <text:p>stdincludes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6912" calcext:value-type="float">
            <text:p>6912</text:p>
          </table:table-cell>
          <table:table-cell/>
          <table:table-cell office:value-type="string" calcext:value-type="string">
            <text:p>stdincludes</text:p>
          </table:table-cell>
          <table:table-cell office:value-type="time" office:time-value="PT00H04M35.331S" calcext:value-type="time">
            <text:p>04:35.33</text:p>
          </table:table-cell>
          <table:table-cell table:formula="of:=SECOND([.H86])+MINUTE([.H86])*60" office:value-type="float" office:value="275" calcext:value-type="float">
            <text:p>275</text:p>
          </table:table-cell>
          <table:table-cell/>
          <table:table-cell table:formula="of:=[.I86]/[.D86]" office:value-type="float" office:value="528.846153846154" calcext:value-type="float">
            <text:p>529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12160" calcext:value-type="float">
            <text:p>12160</text:p>
          </table:table-cell>
          <table:table-cell/>
          <table:table-cell office:value-type="string" calcext:value-type="string">
            <text:p>sum</text:p>
          </table:table-cell>
          <table:table-cell office:value-type="time" office:time-value="PT00H04M19.355S" calcext:value-type="time">
            <text:p>04:19.36</text:p>
          </table:table-cell>
          <table:table-cell table:formula="of:=SECOND([.H87])+MINUTE([.H87])*60" office:value-type="float" office:value="259" calcext:value-type="float">
            <text:p>259</text:p>
          </table:table-cell>
          <table:table-cell/>
          <table:table-cell table:formula="of:=[.I87]/[.D87]" office:value-type="float" office:value="602.325581395349" calcext:value-type="float">
            <text:p>602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16400" calcext:value-type="float">
            <text:p>16400</text:p>
          </table:table-cell>
          <table:table-cell/>
          <table:table-cell office:value-type="string" calcext:value-type="string">
            <text:p>swap</text:p>
          </table:table-cell>
          <table:table-cell office:value-type="time" office:time-value="PT00H02M52.388S" calcext:value-type="time">
            <text:p>02:52.39</text:p>
          </table:table-cell>
          <table:table-cell table:formula="of:=SECOND([.H88])+MINUTE([.H88])*60" office:value-type="float" office:value="172" calcext:value-type="float">
            <text:p>172</text:p>
          </table:table-cell>
          <table:table-cell/>
          <table:table-cell table:formula="of:=[.I88]/[.D88]" office:value-type="float" office:value="170.29702970297" calcext:value-type="float">
            <text:p>170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56" calcext:value-type="float">
            <text:p>4556</text:p>
          </table:table-cell>
          <table:table-cell/>
          <table:table-cell office:value-type="string" calcext:value-type="string">
            <text:p>switch</text:p>
          </table:table-cell>
          <table:table-cell office:value-type="time" office:time-value="PT00H00M07.426S" calcext:value-type="time">
            <text:p>00:07.43</text:p>
          </table:table-cell>
          <table:table-cell table:formula="of:=SECOND([.H89])+MINUTE([.H89])*60" office:value-type="float" office:value="7" calcext:value-type="float">
            <text:p>7</text:p>
          </table:table-cell>
          <table:table-cell/>
          <table:table-cell table:formula="of:=[.I89]/[.D89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sync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4920" calcext:value-type="float">
            <text:p>4920</text:p>
          </table:table-cell>
          <table:table-cell/>
          <table:table-cell office:value-type="string" calcext:value-type="string">
            <text:p>sync</text:p>
          </table:table-cell>
          <table:table-cell office:value-type="time" office:time-value="PT00H00M11.728S" calcext:value-type="time">
            <text:p>00:11.73</text:p>
          </table:table-cell>
          <table:table-cell table:formula="of:=SECOND([.H90])+MINUTE([.H90])*60" office:value-type="float" office:value="12" calcext:value-type="float">
            <text:p>12</text:p>
          </table:table-cell>
          <table:table-cell/>
          <table:table-cell table:formula="of:=[.I90]/[.D90]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hread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8748" calcext:value-type="float">
            <text:p>8748</text:p>
          </table:table-cell>
          <table:table-cell/>
          <table:table-cell office:value-type="string" calcext:value-type="string">
            <text:p>thread</text:p>
          </table:table-cell>
          <table:table-cell office:value-type="time" office:time-value="PT00H04M37.996S" calcext:value-type="time">
            <text:p>04:38.00</text:p>
          </table:table-cell>
          <table:table-cell table:formula="of:=SECOND([.H91])+MINUTE([.H91])*60" office:value-type="float" office:value="278" calcext:value-type="float">
            <text:p>278</text:p>
          </table:table-cell>
          <table:table-cell/>
          <table:table-cell table:formula="of:=[.I91]/[.D91]" office:value-type="float" office:value="631.818181818182" calcext:value-type="float">
            <text:p>63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13640" calcext:value-type="float">
            <text:p>13640</text:p>
          </table:table-cell>
          <table:table-cell/>
          <table:table-cell office:value-type="string" calcext:value-type="string">
            <text:p>time</text:p>
          </table:table-cell>
          <table:table-cell office:value-type="time" office:time-value="PT00H01M24.682S" calcext:value-type="time">
            <text:p>01:24.68</text:p>
          </table:table-cell>
          <table:table-cell table:formula="of:=SECOND([.H92])+MINUTE([.H92])*60" office:value-type="float" office:value="85" calcext:value-type="float">
            <text:p>85</text:p>
          </table:table-cell>
          <table:table-cell/>
          <table:table-cell table:formula="of:=[.I92]/[.D92]" office:value-type="float" office:value="314.814814814815" calcext:value-type="float">
            <text:p>315</text:p>
          </table:table-cell>
        </table:table-row>
        <table:table-row table:style-name="ro1">
          <table:table-cell office:value-type="string" calcext:value-type="string">
            <text:p>tupleAssign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14388" calcext:value-type="float">
            <text:p>14388</text:p>
          </table:table-cell>
          <table:table-cell/>
          <table:table-cell office:value-type="string" calcext:value-type="string">
            <text:p>tupleAssign</text:p>
          </table:table-cell>
          <table:table-cell office:value-type="time" office:time-value="PT00H01M41.817S" calcext:value-type="time">
            <text:p>01:41.82</text:p>
          </table:table-cell>
          <table:table-cell table:formula="of:=SECOND([.H93])+MINUTE([.H93])*60" office:value-type="float" office:value="102" calcext:value-type="float">
            <text:p>102</text:p>
          </table:table-cell>
          <table:table-cell/>
          <table:table-cell table:formula="of:=[.I93]/[.D93]" office:value-type="float" office:value="351.724137931035" calcext:value-type="float">
            <text:p>352</text:p>
          </table:table-cell>
        </table:table-row>
        <table:table-row table:style-name="ro1">
          <table:table-cell office:value-type="string" calcext:value-type="string">
            <text:p>tupleCast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44" calcext:value-type="float">
            <text:p>4544</text:p>
          </table:table-cell>
          <table:table-cell/>
          <table:table-cell office:value-type="string" calcext:value-type="string">
            <text:p>tupleCast</text:p>
          </table:table-cell>
          <table:table-cell office:value-type="time" office:time-value="PT00H00M07.262S" calcext:value-type="time">
            <text:p>00:07.26</text:p>
          </table:table-cell>
          <table:table-cell table:formula="of:=SECOND([.H94])+MINUTE([.H94])*60" office:value-type="float" office:value="7" calcext:value-type="float">
            <text:p>7</text:p>
          </table:table-cell>
          <table:table-cell/>
          <table:table-cell table:formula="of:=[.I94]/[.D94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tupleFunction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92" calcext:value-type="float">
            <text:p>4592</text:p>
          </table:table-cell>
          <table:table-cell/>
          <table:table-cell office:value-type="string" calcext:value-type="string">
            <text:p>tupleFunction</text:p>
          </table:table-cell>
          <table:table-cell office:value-type="time" office:time-value="PT00H00M09.137S" calcext:value-type="time">
            <text:p>00:09.14</text:p>
          </table:table-cell>
          <table:table-cell table:formula="of:=SECOND([.H95])+MINUTE([.H95])*60" office:value-type="float" office:value="9" calcext:value-type="float">
            <text:p>9</text:p>
          </table:table-cell>
          <table:table-cell/>
          <table:table-cell table:formula="of:=[.I95]/[.D95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tupleMember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68" calcext:value-type="float">
            <text:p>4568</text:p>
          </table:table-cell>
          <table:table-cell/>
          <table:table-cell office:value-type="string" calcext:value-type="string">
            <text:p>tupleMember</text:p>
          </table:table-cell>
          <table:table-cell office:value-type="time" office:time-value="PT00H00M08.398S" calcext:value-type="time">
            <text:p>00:08.40</text:p>
          </table:table-cell>
          <table:table-cell table:formula="of:=SECOND([.H96])+MINUTE([.H96])*60" office:value-type="float" office:value="8" calcext:value-type="float">
            <text:p>8</text:p>
          </table:table-cell>
          <table:table-cell/>
          <table:table-cell table:formula="of:=[.I96]/[.D96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tuplePolymorphism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688" calcext:value-type="float">
            <text:p>4688</text:p>
          </table:table-cell>
          <table:table-cell/>
          <table:table-cell office:value-type="string" calcext:value-type="string">
            <text:p>tuplePolymorphism</text:p>
          </table:table-cell>
          <table:table-cell office:value-type="time" office:time-value="PT00H00M09.841S" calcext:value-type="time">
            <text:p>00:09.84</text:p>
          </table:table-cell>
          <table:table-cell table:formula="of:=SECOND([.H97])+MINUTE([.H97])*60" office:value-type="float" office:value="10" calcext:value-type="float">
            <text:p>10</text:p>
          </table:table-cell>
          <table:table-cell/>
          <table:table-cell table:formula="of:=[.I97]/[.D97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upleVariadic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5312" calcext:value-type="float">
            <text:p>5312</text:p>
          </table:table-cell>
          <table:table-cell/>
          <table:table-cell office:value-type="string" calcext:value-type="string">
            <text:p>tupleVariadic</text:p>
          </table:table-cell>
          <table:table-cell office:value-type="time" office:time-value="PT00H00M29.757S" calcext:value-type="time">
            <text:p>00:29.76</text:p>
          </table:table-cell>
          <table:table-cell table:formula="of:=SECOND([.H98])+MINUTE([.H98])*60" office:value-type="float" office:value="30" calcext:value-type="float">
            <text:p>30</text:p>
          </table:table-cell>
          <table:table-cell/>
          <table:table-cell table:formula="of:=[.I98]/[.D98]"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typedefRedef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16" calcext:value-type="float">
            <text:p>4516</text:p>
          </table:table-cell>
          <table:table-cell/>
          <table:table-cell office:value-type="string" calcext:value-type="string">
            <text:p>typedefRedef</text:p>
          </table:table-cell>
          <table:table-cell office:value-type="time" office:time-value="PT00H00M07.597S" calcext:value-type="time">
            <text:p>00:07.60</text:p>
          </table:table-cell>
          <table:table-cell table:formula="of:=SECOND([.H99])+MINUTE([.H99])*60" office:value-type="float" office:value="8" calcext:value-type="float">
            <text:p>8</text:p>
          </table:table-cell>
          <table:table-cell/>
          <table:table-cell table:formula="of:=[.I99]/[.D99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typeof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12" calcext:value-type="float">
            <text:p>4512</text:p>
          </table:table-cell>
          <table:table-cell/>
          <table:table-cell office:value-type="string" calcext:value-type="string">
            <text:p>typeof</text:p>
          </table:table-cell>
          <table:table-cell office:value-type="time" office:time-value="PT00H00M07.161S" calcext:value-type="time">
            <text:p>00:07.16</text:p>
          </table:table-cell>
          <table:table-cell table:formula="of:=SECOND([.H100])+MINUTE([.H100])*60" office:value-type="float" office:value="7" calcext:value-type="float">
            <text:p>7</text:p>
          </table:table-cell>
          <table:table-cell/>
          <table:table-cell table:formula="of:=[.I100]/[.D100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user_literals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6860" calcext:value-type="float">
            <text:p>6860</text:p>
          </table:table-cell>
          <table:table-cell/>
          <table:table-cell office:value-type="string" calcext:value-type="string">
            <text:p>user_literals</text:p>
          </table:table-cell>
          <table:table-cell office:value-type="time" office:time-value="PT00H00M37.103S" calcext:value-type="time">
            <text:p>00:37.10</text:p>
          </table:table-cell>
          <table:table-cell table:formula="of:=SECOND([.H101])+MINUTE([.H101])*60" office:value-type="float" office:value="37" calcext:value-type="float">
            <text:p>37</text:p>
          </table:table-cell>
          <table:table-cell/>
          <table:table-cell table:formula="of:=[.I101]/[.D101]" office:value-type="float" office:value="336.363636363636" calcext:value-type="float">
            <text:p>336</text:p>
          </table:table-cell>
        </table:table-row>
        <table:table-row table:style-name="ro1">
          <table:table-cell office:value-type="string" calcext:value-type="string">
            <text:p>variableDeclarator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648" calcext:value-type="float">
            <text:p>4648</text:p>
          </table:table-cell>
          <table:table-cell/>
          <table:table-cell office:value-type="string" calcext:value-type="string">
            <text:p>variableDeclarator</text:p>
          </table:table-cell>
          <table:table-cell office:value-type="time" office:time-value="PT00H00M07.754S" calcext:value-type="time">
            <text:p>00:07.75</text:p>
          </table:table-cell>
          <table:table-cell table:formula="of:=SECOND([.H102])+MINUTE([.H102])*60" office:value-type="float" office:value="8" calcext:value-type="float">
            <text:p>8</text:p>
          </table:table-cell>
          <table:table-cell/>
          <table:table-cell table:formula="of:=[.I102]/[.D102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vector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8820" calcext:value-type="float">
            <text:p>8820</text:p>
          </table:table-cell>
          <table:table-cell/>
          <table:table-cell office:value-type="string" calcext:value-type="string">
            <text:p>vector</text:p>
          </table:table-cell>
          <table:table-cell office:value-type="time" office:time-value="PT00H01M52.351S" calcext:value-type="time">
            <text:p>01:52.35</text:p>
          </table:table-cell>
          <table:table-cell table:formula="of:=SECOND([.H103])+MINUTE([.H103])*60" office:value-type="float" office:value="112" calcext:value-type="float">
            <text:p>112</text:p>
          </table:table-cell>
          <table:table-cell/>
          <table:table-cell table:formula="of:=[.I103]/[.D103]" office:value-type="float" office:value="302.702702702703" calcext:value-type="float">
            <text:p>303</text:p>
          </table:table-cell>
        </table:table-row>
        <table:table-row table:style-name="ro1">
          <table:table-cell office:value-type="string" calcext:value-type="string">
            <text:p>voidPtr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16" calcext:value-type="float">
            <text:p>4516</text:p>
          </table:table-cell>
          <table:table-cell/>
          <table:table-cell office:value-type="string" calcext:value-type="string">
            <text:p>voidPtr</text:p>
          </table:table-cell>
          <table:table-cell office:value-type="time" office:time-value="PT00H00M07.112S" calcext:value-type="time">
            <text:p>00:07.11</text:p>
          </table:table-cell>
          <table:table-cell table:formula="of:=SECOND([.H104])+MINUTE([.H104])*60" office:value-type="float" office:value="7" calcext:value-type="float">
            <text:p>7</text:p>
          </table:table-cell>
          <table:table-cell/>
          <table:table-cell table:formula="of:=[.I104]/[.D104]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wait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7704" calcext:value-type="float">
            <text:p>7704</text:p>
          </table:table-cell>
          <table:table-cell/>
          <table:table-cell office:value-type="string" calcext:value-type="string">
            <text:p>wait</text:p>
          </table:table-cell>
          <table:table-cell office:value-type="time" office:time-value="PT00H04M28.271S" calcext:value-type="time">
            <text:p>04:28.27</text:p>
          </table:table-cell>
          <table:table-cell table:formula="of:=SECOND([.H105])+MINUTE([.H105])*60" office:value-type="float" office:value="268" calcext:value-type="float">
            <text:p>268</text:p>
          </table:table-cell>
          <table:table-cell/>
          <table:table-cell table:formula="of:=[.I105]/[.D105]" office:value-type="float" office:value="470.175438596491" calcext:value-type="float">
            <text:p>470</text:p>
          </table:table-cell>
        </table:table-row>
        <table:table-row table:style-name="ro1">
          <table:table-cell office:value-type="string" calcext:value-type="string">
            <text:p>when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8836" calcext:value-type="float">
            <text:p>8836</text:p>
          </table:table-cell>
          <table:table-cell/>
          <table:table-cell office:value-type="string" calcext:value-type="string">
            <text:p>when</text:p>
          </table:table-cell>
          <table:table-cell office:value-type="time" office:time-value="PT00H04M25.621S" calcext:value-type="time">
            <text:p>04:25.62</text:p>
          </table:table-cell>
          <table:table-cell table:formula="of:=SECOND([.H106])+MINUTE([.H106])*60" office:value-type="float" office:value="266" calcext:value-type="float">
            <text:p>266</text:p>
          </table:table-cell>
          <table:table-cell/>
          <table:table-cell table:formula="of:=[.I106]/[.D106]" office:value-type="float" office:value="511.538461538462" calcext:value-type="float">
            <text:p>512</text:p>
          </table:table-cell>
        </table:table-row>
        <table:table-row table:style-name="ro1">
          <table:table-cell office:value-type="string" calcext:value-type="string">
            <text:p>with-statement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32" calcext:value-type="float">
            <text:p>4532</text:p>
          </table:table-cell>
          <table:table-cell/>
          <table:table-cell office:value-type="string" calcext:value-type="string">
            <text:p>with-statement</text:p>
          </table:table-cell>
          <table:table-cell office:value-type="time" office:time-value="PT00H00M08.183S" calcext:value-type="time">
            <text:p>00:08.18</text:p>
          </table:table-cell>
          <table:table-cell table:formula="of:=SECOND([.H107])+MINUTE([.H107])*60" office:value-type="float" office:value="8" calcext:value-type="float">
            <text:p>8</text:p>
          </table:table-cell>
          <table:table-cell/>
          <table:table-cell table:formula="of:=[.I107]/[.D107]" office:value-type="float" office:value="800" calcext:value-type="float">
            <text:p>800</text:p>
          </table:table-cell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7"/>
          <table:table-cell table:style-name="Default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3:.B107])" office:value-type="float" office:value="0.11" calcext:value-type="float">
            <text:p>0.11</text:p>
          </table:table-cell>
          <table:table-cell table:formula="of:=MEDIAN([.C3:.C107])" office:value-type="float" office:value="0" calcext:value-type="float">
            <text:p>0</text:p>
          </table:table-cell>
          <table:table-cell table:formula="of:=MEDIAN([.D3:.D107])" office:value-type="float" office:value="0.12" calcext:value-type="float">
            <text:p>0.12</text:p>
          </table:table-cell>
          <table:table-cell table:formula="of:=MEDIAN([.E3:.E107])" office:value-type="float" office:value="6700" calcext:value-type="float">
            <text:p>6700</text:p>
          </table:table-cell>
          <table:table-cell table:number-columns-repeated="2"/>
          <table:table-cell table:style-name="Default" table:number-columns-repeated="3"/>
          <table:table-cell table:style-name="Default" table:formula="of:=MEDIAN([.K3:.K107])" office:value-type="float" office:value="506.122448979592" calcext:value-type="float">
            <text:p>506.1224489796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3" table:formula="of:=AVERAGE([.B3:.B107])" office:value-type="float" office:value="0.292666666666667" calcext:value-type="float">
            <text:p>0.29</text:p>
          </table:table-cell>
          <table:table-cell table:style-name="ce3" table:formula="of:=AVERAGE([.C3:.C107])" office:value-type="float" office:value="0.00104761904761905" calcext:value-type="float">
            <text:p>0.00</text:p>
          </table:table-cell>
          <table:table-cell table:style-name="ce3" table:formula="of:=AVERAGE([.D3:.D107])" office:value-type="float" office:value="0.29752380952381" calcext:value-type="float">
            <text:p>0.30</text:p>
          </table:table-cell>
          <table:table-cell table:style-name="ce4" table:formula="of:=AVERAGE([.E3:.E107])" office:value-type="float" office:value="8914.93333333333" calcext:value-type="float">
            <text:p>8915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107])" office:value-type="float" office:value="3.63" calcext:value-type="float">
            <text:p>3.63</text:p>
          </table:table-cell>
          <table:table-cell table:formula="of:=MAX([.C3:.C107])" office:value-type="float" office:value="0.04" calcext:value-type="float">
            <text:p>0.04</text:p>
          </table:table-cell>
          <table:table-cell table:formula="of:=MAX([.D3:.D107])" office:value-type="float" office:value="3.64" calcext:value-type="float">
            <text:p>3.64</text:p>
          </table:table-cell>
          <table:table-cell table:formula="of:=MAX([.E3:.E107])" office:value-type="float" office:value="78424" calcext:value-type="float">
            <text:p>78424</text:p>
          </table:table-cell>
          <table:table-cell table:number-columns-repeated="2"/>
          <table:table-cell table:style-name="Default" table:number-columns-repeated="4"/>
        </table:table-row>
      </table:table>
      <table:table table:name="stdlib" table:style-name="ta1"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rp-bu-tec</text:p>
          </table:table-cell>
          <table:covered-table-cell table:number-columns-repeated="4" table:style-name="ce2"/>
        </table:table-row>
        <table:table-row table:style-name="ro1"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user(s)</text:p>
          </table:table-cell>
          <table:table-cell table:style-name="ce2" office:value-type="string" calcext:value-type="string">
            <text:p>sys(s)</text:p>
          </table:table-cell>
          <table:table-cell table:style-name="ce2" office:value-type="string" calcext:value-type="string">
            <text:p>wall(s)</text:p>
          </table:table-cell>
          <table:table-cell table:style-name="ce2" office:value-type="string" calcext:value-type="string">
            <text:p>max-mem(KB)</text:p>
          </table:table-cell>
        </table:table-row>
        <table:table-row table:style-name="ro1">
          <table:table-cell office:value-type="string" calcext:value-type="string">
            <text:p>alarm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7032" calcext:value-type="float">
            <text:p>7032</text:p>
          </table:table-cell>
        </table:table-row>
        <table:table-row table:style-name="ro1">
          <table:table-cell office:value-type="string" calcext:value-type="string">
            <text:p>assert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4760" calcext:value-type="float">
            <text:p>4760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string" calcext:value-type="string">
            <text:p>coroutine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6988" calcext:value-type="float">
            <text:p>6988</text:p>
          </table:table-cell>
        </table:table-row>
        <table:table-row table:style-name="ro1">
          <table:table-cell office:value-type="string" calcext:value-type="string">
            <text:p>debug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5416" calcext:value-type="float">
            <text:p>5416</text:p>
          </table:table-cell>
        </table:table-row>
        <table:table-row table:style-name="ro1">
          <table:table-cell office:value-type="string" calcext:value-type="string">
            <text:p>fstream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5752" calcext:value-type="float">
            <text:p>5752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6624" calcext:value-type="float">
            <text:p>6624</text:p>
          </table:table-cell>
        </table:table-row>
        <table:table-row table:style-name="ro1">
          <table:table-cell office:value-type="string" calcext:value-type="string">
            <text:p>interpose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6428" calcext:value-type="float">
            <text:p>6428</text:p>
          </table:table-cell>
        </table:table-row>
        <table:table-row table:style-name="ro1">
          <table:table-cell office:value-type="string" calcext:value-type="string">
            <text:p>iostream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5628" calcext:value-type="float">
            <text:p>5628</text:p>
          </table:table-cell>
        </table:table-row>
        <table:table-row table:style-name="ro1">
          <table:table-cell office:value-type="string" calcext:value-type="string">
            <text:p>iterator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24" calcext:value-type="float">
            <text:p>4524</text:p>
          </table:table-cell>
        </table:table-row>
        <table:table-row table:style-name="ro1">
          <table:table-cell office:value-type="string" calcext:value-type="string">
            <text:p>kernel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8448" calcext:value-type="float">
            <text:p>8448</text:p>
          </table:table-cell>
        </table:table-row>
        <table:table-row table:style-name="ro1">
          <table:table-cell office:value-type="string" calcext:value-type="string">
            <text:p>limits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5048" calcext:value-type="float">
            <text:p>5048</text:p>
          </table:table-cell>
        </table:table-row>
        <table:table-row table:style-name="ro1">
          <table:table-cell office:value-type="string" calcext:value-type="string">
            <text:p>mayb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string" calcext:value-type="string">
            <text:p>monitor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7896" calcext:value-type="float">
            <text:p>7896</text:p>
          </table:table-cell>
        </table:table-row>
        <table:table-row table:style-name="ro1">
          <table:table-cell office:value-type="string" calcext:value-type="string">
            <text:p>mutex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7300" calcext:value-type="float">
            <text:p>7300</text:p>
          </table:table-cell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52" calcext:value-type="float">
            <text:p>4552</text:p>
          </table:table-cell>
        </table:table-row>
        <table:table-row table:style-name="ro1">
          <table:table-cell office:value-type="string" calcext:value-type="string">
            <text:p>preemption</text:p>
          </table:table-cell>
          <table:table-cell office:value-type="float" office:value="1.03" calcext:value-type="float">
            <text:p>1.03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8028" calcext:value-type="float">
            <text:p>8028</text:p>
          </table:table-cell>
        </table:table-row>
        <table:table-row table:style-name="ro1">
          <table:table-cell office:value-type="string" calcext:value-type="string">
            <text:p>rational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office:value-type="float" office:value="8660" calcext:value-type="float">
            <text:p>8660</text:p>
          </table:table-cell>
        </table:table-row>
        <table:table-row table:style-name="ro1">
          <table:table-cell office:value-type="string" calcext:value-type="string">
            <text:p>result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string" calcext:value-type="string">
            <text:p>startup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680" calcext:value-type="float">
            <text:p>4680</text:p>
          </table:table-cell>
        </table:table-row>
        <table:table-row table:style-name="ro1">
          <table:table-cell office:value-type="string" calcext:value-type="string">
            <text:p>stdlib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string" calcext:value-type="string">
            <text:p>thread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6744" calcext:value-type="float">
            <text:p>674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8680" calcext:value-type="float">
            <text:p>8680</text:p>
          </table:table-cell>
        </table:table-row>
        <table:table-row table:style-name="ro1">
          <table:table-cell office:value-type="string" calcext:value-type="string">
            <text:p>vector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18496" calcext:value-type="float">
            <text:p>1849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3:.B26])" office:value-type="float" office:value="0.16" calcext:value-type="float">
            <text:p>0.16</text:p>
          </table:table-cell>
          <table:table-cell table:formula="of:=MEDIAN([.C3:.C26])" office:value-type="float" office:value="0" calcext:value-type="float">
            <text:p>0</text:p>
          </table:table-cell>
          <table:table-cell table:formula="of:=MEDIAN([.D3:.D26])" office:value-type="float" office:value="0.16" calcext:value-type="float">
            <text:p>0.16</text:p>
          </table:table-cell>
          <table:table-cell table:formula="of:=MEDIAN([.E3:.E26])" office:value-type="float" office:value="6264" calcext:value-type="float">
            <text:p>6264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3" table:formula="of:=AVERAGE([.B3:.B26])" office:value-type="float" office:value="0.310416666666667" calcext:value-type="float">
            <text:p>0.31</text:p>
          </table:table-cell>
          <table:table-cell table:style-name="ce3" table:formula="of:=AVERAGE([.C3:.C26])" office:value-type="float" office:value="0.000416666666666667" calcext:value-type="float">
            <text:p>0.00</text:p>
          </table:table-cell>
          <table:table-cell table:style-name="ce3" table:formula="of:=AVERAGE([.D3:.D26])" office:value-type="float" office:value="0.312916666666667" calcext:value-type="float">
            <text:p>0.31</text:p>
          </table:table-cell>
          <table:table-cell table:style-name="ce4" table:formula="of:=AVERAGE([.E3:.E26])" office:value-type="float" office:value="6752.16666666667" calcext:value-type="float">
            <text:p>6752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26])" office:value-type="float" office:value="1.25" calcext:value-type="float">
            <text:p>1.25</text:p>
          </table:table-cell>
          <table:table-cell table:formula="of:=MAX([.C3:.C26])" office:value-type="float" office:value="0.01" calcext:value-type="float">
            <text:p>0.01</text:p>
          </table:table-cell>
          <table:table-cell table:formula="of:=MAX([.D3:.D26])" office:value-type="float" office:value="1.25" calcext:value-type="float">
            <text:p>1.25</text:p>
          </table:table-cell>
          <table:table-cell table:formula="of:=MAX([.E3:.E26])" office:value-type="float" office:value="18496" calcext:value-type="float">
            <text:p>18496</text:p>
          </table:table-cell>
        </table:table-row>
      </table:table>
      <table:table table:name="cfaother" table:style-name="ta1">
        <table:table-column table:style-name="co2" table:number-columns-repeated="4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rp-bu-tec</text:p>
          </table:table-cell>
          <table:covered-table-cell table:number-columns-repeated="4" table:style-name="ce2"/>
        </table:table-row>
        <table:table-row table:style-name="ro1"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user(s)</text:p>
          </table:table-cell>
          <table:table-cell table:style-name="ce2" office:value-type="string" calcext:value-type="string">
            <text:p>sys(s)</text:p>
          </table:table-cell>
          <table:table-cell table:style-name="ce2" office:value-type="string" calcext:value-type="string">
            <text:p>wall(s)</text:p>
          </table:table-cell>
          <table:table-cell table:style-name="ce2" office:value-type="string" calcext:value-type="string">
            <text:p>max-mem(KB)</text:p>
          </table:table-cell>
        </table:table-row>
        <table:table-row table:style-name="ro1">
          <table:table-cell office:value-type="string" calcext:value-type="string">
            <text:p>glm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12732" calcext:value-type="float">
            <text:p>12732</text:p>
          </table:table-cell>
        </table:table-row>
        <table:table-row table:style-name="ro1">
          <table:table-cell office:value-type="string" calcext:value-type="string">
            <text:p>imgui</text:p>
          </table:table-cell>
          <table:table-cell office:value-type="float" office:value="1.39" calcext:value-type="float">
            <text:p>1.39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9772" calcext:value-type="float">
            <text:p>9772</text:p>
          </table:table-cell>
        </table:table-row>
      </table:table>
      <table:named-expressions/>
      <table:database-ranges>
        <table:database-range table:name="__Anonymous_Sheet_DB__0" table:target-range-address="cfabench.G3:cfabench.H10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9" loext:min-decimal-places="9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2">0000-00-00</text:date>, <text:time style:data-style-name="N2" text:time-value="10:01:24.259972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5:59:15.617073099</meta:creation-date>
    <dc:date>2018-10-02T14:19:47.784899165</dc:date>
    <meta:editing-duration>P1DT4H21M5S</meta:editing-duration>
    <meta:editing-cycles>11</meta:editing-cycles>
    <meta:generator>LibreOffice/5.1.6.2$Linux_X86_64 LibreOffice_project/10m0$Build-2</meta:generator>
    <meta:document-statistic meta:table-count="3" meta:cell-count="1128" meta:object-count="0"/>
  </office:meta>
</office:document-meta>
</file>